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61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5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67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8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9" style:family="paragraph" style:parent-style-name="Standard">
      <style:paragraph-properties style:writing-mode="lr-tb"/>
    </style:style>
    <style:style style:name="P70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71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2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4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6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7" style:family="paragraph" style:parent-style-name="Standard">
      <style:text-properties officeooo:rsid="00501e9a" officeooo:paragraph-rsid="00501e9a"/>
    </style:style>
    <style:style style:name="P78" style:family="paragraph" style:parent-style-name="Standard">
      <style:text-properties officeooo:rsid="00501e9a" officeooo:paragraph-rsid="0053afab"/>
    </style:style>
    <style:style style:name="P79" style:family="paragraph" style:parent-style-name="Heading_20_1">
      <style:text-properties officeooo:paragraph-rsid="0049c2c3"/>
    </style:style>
    <style:style style:name="P80" style:family="paragraph" style:parent-style-name="Heading_20_1">
      <style:text-properties officeooo:paragraph-rsid="004bd68b"/>
    </style:style>
    <style:style style:name="P81" style:family="paragraph" style:parent-style-name="Heading_20_1">
      <style:text-properties officeooo:paragraph-rsid="0051d4aa"/>
    </style:style>
    <style:style style:name="P82" style:family="paragraph" style:parent-style-name="Heading_20_1">
      <style:text-properties officeooo:rsid="0049c2c3"/>
    </style:style>
    <style:style style:name="P83" style:family="paragraph" style:parent-style-name="Text_20_body">
      <style:text-properties fo:font-weight="bold" style:font-weight-asian="bold" style:font-weight-complex="bold"/>
    </style:style>
    <style:style style:name="P84" style:family="paragraph" style:parent-style-name="Text_20_body">
      <style:text-properties officeooo:rsid="00490551" officeooo:paragraph-rsid="0049c2c3"/>
    </style:style>
    <style:style style:name="P85" style:family="paragraph" style:parent-style-name="Standard" style:list-style-name="L8">
      <style:text-properties officeooo:rsid="0053afab" officeooo:paragraph-rsid="0053afab"/>
    </style:style>
    <style:style style:name="P86" style:family="paragraph" style:parent-style-name="Standard" style:list-style-name="L8">
      <style:text-properties officeooo:rsid="005541ce" officeooo:paragraph-rsid="005541ce"/>
    </style:style>
    <style:style style:name="P87" style:family="paragraph" style:parent-style-name="Standard" style:list-style-name="L8">
      <style:text-properties officeooo:rsid="00561fd9" officeooo:paragraph-rsid="00561fd9"/>
    </style:style>
    <style:style style:name="P88" style:family="paragraph" style:parent-style-name="Standard" style:list-style-name="L9">
      <style:text-properties officeooo:paragraph-rsid="0053afab"/>
    </style:style>
    <style:style style:name="P89" style:family="paragraph" style:parent-style-name="Standard" style:list-style-name="L9">
      <style:text-properties officeooo:rsid="004aaafa" officeooo:paragraph-rsid="0053afab"/>
    </style:style>
    <style:style style:name="P90" style:family="paragraph" style:parent-style-name="Standard" style:list-style-name="L9">
      <style:text-properties officeooo:rsid="00501e9a" officeooo:paragraph-rsid="0053afab"/>
    </style:style>
    <style:style style:name="P91" style:family="paragraph" style:parent-style-name="Standard" style:list-style-name="L12"/>
    <style:style style:name="P92" style:family="paragraph" style:parent-style-name="Standard" style:list-style-name="LS2"/>
    <style:style style:name="P93" style:family="paragraph" style:parent-style-name="Standard" style:list-style-name="L23"/>
    <style:style style:name="P94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5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6" style:family="paragraph" style:parent-style-name="Standard" style:list-style-name="L7">
      <style:paragraph-properties style:writing-mode="lr-tb"/>
      <style:text-properties officeooo:paragraph-rsid="00501e9a"/>
    </style:style>
    <style:style style:name="P97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98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99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0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1" style:family="paragraph" style:parent-style-name="Standard" style:list-style-name="L10">
      <style:paragraph-properties style:writing-mode="lr-tb"/>
    </style:style>
    <style:style style:name="P102" style:family="paragraph" style:parent-style-name="Standard" style:list-style-name="L10">
      <style:paragraph-properties style:writing-mode="lr-tb"/>
      <style:text-properties officeooo:paragraph-rsid="0040919d"/>
    </style:style>
    <style:style style:name="P103" style:family="paragraph" style:parent-style-name="Standard" style:list-style-name="LS2">
      <style:paragraph-properties style:writing-mode="lr-tb"/>
      <style:text-properties officeooo:paragraph-rsid="0053307b"/>
    </style:style>
    <style:style style:name="P104" style:family="paragraph" style:parent-style-name="Standard" style:list-style-name="L15">
      <style:paragraph-properties style:writing-mode="lr-tb"/>
      <style:text-properties officeooo:paragraph-rsid="004259a3"/>
    </style:style>
    <style:style style:name="P105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6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07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08" style:family="paragraph" style:parent-style-name="Standard" style:list-style-name="LS1">
      <style:paragraph-properties style:writing-mode="lr-tb"/>
    </style:style>
    <style:style style:name="P109" style:family="paragraph" style:parent-style-name="Standard" style:list-style-name="LS1">
      <style:paragraph-properties style:writing-mode="lr-tb"/>
      <style:text-properties officeooo:paragraph-rsid="004bd68b"/>
    </style:style>
    <style:style style:name="P110" style:family="paragraph" style:parent-style-name="Standard" style:list-style-name="L24">
      <style:paragraph-properties style:writing-mode="lr-tb"/>
      <style:text-properties officeooo:paragraph-rsid="004aaafa"/>
    </style:style>
    <style:style style:name="P111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112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501e9a"/>
    </style:style>
    <style:style style:name="P113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4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5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6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7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8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19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1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2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3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4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25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26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7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8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29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0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2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3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4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6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7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8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1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2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3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4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45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46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47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48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49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0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1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2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3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5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55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56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5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58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59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0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1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2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4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5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6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69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0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2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3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4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7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7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7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7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9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0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1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2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3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84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85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8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8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88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89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0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1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2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3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5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19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19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98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99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0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1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2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03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04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05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0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07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08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9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0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1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13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1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15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16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1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1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1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22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23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24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27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28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29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30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31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32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3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34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5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6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7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8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9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0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1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2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3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4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5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6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6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6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6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6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6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6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6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6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70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7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7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74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5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6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7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8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79" style:family="paragraph" style:parent-style-name="Standard" style:list-style-name="L14">
      <style:paragraph-properties fo:margin-left="0.5in" fo:margin-right="0in" fo:text-indent="-0.25in" style:auto-text-indent="false"/>
    </style:style>
    <style:style style:name="P280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8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8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8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8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8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8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8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8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8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9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91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92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9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94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95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96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9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8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9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1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2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0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05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07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08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0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1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1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1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1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1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15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17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9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20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1" style:family="paragraph" style:parent-style-name="Heading_20_1">
      <style:paragraph-properties fo:line-height="115%" fo:break-before="auto" fo:break-after="auto" style:writing-mode="lr-tb"/>
    </style:style>
    <style:style style:name="P322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23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24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25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2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2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28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29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30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31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32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33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34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35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36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37" style:family="paragraph" style:parent-style-name="Heading_20_1" style:list-style-name=""/>
    <style:style style:name="P338" style:family="paragraph" style:parent-style-name="Heading_20_1"/>
    <style:style style:name="P339" style:family="paragraph" style:parent-style-name="Heading_20_1">
      <style:paragraph-properties fo:break-before="page"/>
    </style:style>
    <style:style style:name="P340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1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42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43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44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45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46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47" style:family="paragraph" style:parent-style-name="Heading_20_3">
      <style:paragraph-properties fo:line-height="115%" fo:break-before="auto" fo:break-after="auto" style:writing-mode="lr-tb"/>
    </style:style>
    <style:style style:name="P348" style:family="paragraph" style:parent-style-name="Title" style:master-page-name="Standard">
      <style:paragraph-properties fo:text-align="center" style:justify-single-word="false" style:page-number="auto"/>
    </style:style>
    <style:style style:name="P349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8">NETENTION FEATURES</text:p>
      <text:h text:style-name="P344" text:outline-level="10">100% Open-Source Architecture</text:h>
      <text:p text:style-name="P84">License: GPL</text:p>
      <text:p text:style-name="P66">Components</text:p>
      <text:list xml:id="list2720832684624976800" text:style-name="L5">
        <text:list-item>
          <text:p text:style-name="P94">Node.JS</text:p>
          <text:list>
            <text:list-item>
              <text:p text:style-name="P94">[npm's: see package.json]</text:p>
            </text:list-item>
          </text:list>
        </text:list-item>
        <text:list-item>
          <text:h text:style-name="P111" text:outline-level="10">MongoDB</text:h>
        </text:list-item>
        <text:list-item>
          <text:h text:style-name="P112" text:outline-level="10">HTML5/Javascript</text:h>
          <text:list>
            <text:list-item>
              <text:h text:style-name="P112" text:outline-level="10">[javascript client libraries]</text:h>
            </text:list-item>
          </text:list>
        </text:list-item>
      </text:list>
      <text:h text:style-name="P322" text:outline-level="10"><text:span text:style-name="T53">Web </text:span>Server <text:span text:style-name="T58">(Node.JS)</text:span></text:h>
      <text:p text:style-name="P64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8"/>
      <text:list xml:id="list7706770140482775073" text:style-name="L6">
        <text:list-item>
          <text:p text:style-name="P113">HTTP REST + Websockets</text:p>
        </text:list-item>
        <text:list-item>
          <text:p text:style-name="P160">Stores Objects</text:p>
        </text:list-item>
        <text:list-item>
          <text:p text:style-name="P113">Publish <text:span text:style-name="T60">O</text:span>bjects (new and edits to existing)</text:p>
        </text:list-item>
        <text:list-item>
          <text:p text:style-name="P161">Delete <text:span text:style-name="T60">O</text:span>bjects</text:p>
        </text:list-item>
        <text:list-item>
          <text:p text:style-name="P160">Server Plugins</text:p>
        </text:list-item>
        <text:list-item>
          <text:p text:style-name="P162">Options file: netention.options.js</text:p>
        </text:list-item>
        <text:list-item>
          <text:p text:style-name="P160">Identities &amp; Authentication</text:p>
          <text:list>
            <text:list-item>
              <text:p text:style-name="P117">Authenticated Login</text:p>
              <text:list>
                <text:list-item>
                  <text:p text:style-name="P113">OpenID</text:p>
                </text:list-item>
                <text:list-item>
                  <text:p text:style-name="P113">Google Accounts</text:p>
                </text:list-item>
              </text:list>
            </text:list-item>
            <text:list-item>
              <text:p text:style-name="P168">Anonymous Access</text:p>
              <text:list>
                <text:list-item>
                  <text:p text:style-name="P113"><text:span text:style-name="T53">O</text:span>ne-click anonymous access</text:p>
                </text:list-item>
                <text:list-item>
                  <text:p text:style-name="P113"><text:span text:style-name="T53">A</text:span>nonymous authentication shares a set of profiles created by anonymous users</text:p>
                </text:list-item>
                <text:list-item>
                  <text:p text:style-name="P163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69">Unidentified <text:span text:style-name="T53">(Public) Access</text:span></text:p>
              <text:list>
                <text:list-item>
                  <text:p text:style-name="P161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0">Logout</text:p>
            </text:list-item>
          </text:list>
        </text:list-item>
        <text:list-item>
          <text:p text:style-name="P118"><text:span text:style-name="T4">Identity </text:span><text:span text:style-name="T1">Switching</text:span><text:span text:style-name="T7"> </text:span></text:p>
          <text:list>
            <text:list-item>
              <text:p text:style-name="P95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2">TODO</text:p>
      <text:list xml:id="list583032565679526230" text:style-name="L7">
        <text:list-item>
          <text:p text:style-name="P119"><text:span text:style-name="T55">permission to </text:span>require authentication to prevent a non-authenticated user from editing an authenticated user’s objects</text:p>
        </text:list-item>
        <text:list-item>
          <text:p text:style-name="P115">authentication instructions, more intuitive, hide either the login or logout menu item at a time. <text:s/>no separate login/logout page, just use items in main menu </text:p>
        </text:list-item>
        <text:list-item>
          <text:p text:style-name="P115">display status of connection and current action with visible icon/label. <text:s/>visible on application initializing also to show the current startup stage</text:p>
        </text:list-item>
        <text:list-item>
          <text:p text:style-name="P120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15">client-side crypto</text:p>
        </text:list-item>
        <text:list-item>
          <text:p text:style-name="P115">public key crypto for private message</text:p>
        </text:list-item>
        <text:list-item>
          <text:p text:style-name="P115">HTTPS Setup Instructions</text:p>
        </text:list-item>
        <text:list-item>
          <text:p text:style-name="P115">FB <text:span text:style-name="T53">&amp;</text:span> Twitter Authentication</text:p>
        </text:list-item>
        <text:list-item>
          <text:p text:style-name="P119">private messages, <text:span text:style-name="T60">private objects</text:span></text:p>
          <text:list>
            <text:list-item>
              <text:p text:style-name="P115">notifications of replies to own objects, or another reply to an object one has replied to</text:p>
            </text:list-item>
            <text:list-item>
              <text:p text:style-name="P164">Private: [ list of users that can read/edit/delete it]</text:p>
            </text:list-item>
          </text:list>
        </text:list-item>
        <text:list-item>
          <text:p text:style-name="P165">Admin level permissions: disable plugins except for admin</text:p>
        </text:list-item>
        <text:list-item>
          <text:p text:style-name="P96"><text:span text:style-name="T48">S</text:span>tatic - disable login completely, and use as particular URL as startup data</text:p>
        </text:list-item>
        <text:list-item>
          <text:p text:style-name="P115">Documented Web API for 3rd party tools &amp; apps</text:p>
          <text:list>
            <text:list-item>
              <text:p text:style-name="P96">Search Crawler Detection: GoogleBot/[all search engine]* crawler detection results instead of AJAX'd UI</text:p>
            </text:list-item>
            <text:list-item>
              <text:p text:style-name="P97">URL scheme for linking to internal data via crawler static HTML dumps</text:p>
            </text:list-item>
            <text:list-item>
              <text:p text:style-name="P97">Options for fooling the crawlers</text:p>
            </text:list-item>
          </text:list>
        </text:list-item>
        <text:list-item>
          <text:p text:style-name="P172"><text:span text:style-name="T48">A</text:span>nalytics</text:p>
        </text:list-item>
        <text:list-item>
          <text:p text:style-name="P172">server sends extra data when focus changes</text:p>
        </text:list-item>
        <text:list-item>
          <text:p text:style-name="P172">object-oriented <text:span text:style-name="T47">currying </text:span>nobject API <text:s/>(util.js)</text:p>
        </text:list-item>
        <text:list-item>
          <text:p text:style-name="P96">cleanup old “plan” variables, add /user/:id/ endpoint</text:p>
        </text:list-item>
        <text:list-item>
          <text:p text:style-name="P96">Travel/Motion as parent of both Arrive and Depart</text:p>
        </text:list-item>
        <text:list-item>
          <text:p text:style-name="P96">ghost ontology (client-side encrypted)</text:p>
        </text:list-item>
        <text:list-item>
          <text:p text:style-name="P96">netention server startup script on server boot</text:p>
          <text:list>
            <text:list-item>
              <text:p text:style-name="P96">add something in init.d and chmod a+x and set it on start and use su – user</text:p>
            </text:list-item>
          </text:list>
        </text:list-item>
        <text:list-item>
          <text:p text:style-name="P121">transmit all user-context objects (optional by client.js configuration option on load), ex: can,need,not,[skills]</text:p>
        </text:list-item>
        <text:list-item>
          <text:p text:style-name="P96">extra tags:</text:p>
          <text:list>
            <text:list-item>
              <text:p text:style-name="P96">ReadLater</text:p>
            </text:list-item>
            <text:list-item>
              <text:p text:style-name="P96">Fake (<text:span text:style-name="T47">bullshit)</text:span></text:p>
            </text:list-item>
            <text:list-item>
              <text:p text:style-name="P96">Funny</text:p>
            </text:list-item>
            <text:list-item>
              <text:p text:style-name="P96">Theory</text:p>
            </text:list-item>
            <text:list-item>
              <text:p text:style-name="P96">Warning</text:p>
            </text:list-item>
          </text:list>
        </text:list-item>
        <text:list-item>
          <text:p text:style-name="P98">Centroid tag normalization</text:p>
        </text:list-item>
        <text:list-item>
          <text:p text:style-name="P98">Matching plugin</text:p>
          <text:list>
            <text:list-item>
              <text:p text:style-name="P98">verify matching plugin still works</text:p>
            </text:list-item>
            <text:list-item>
              <text:p text:style-name="P121"><text:span text:style-name="T48">m</text:span>atch (Best Matches for a given user)</text:p>
              <text:list>
                <text:list-item>
                  <text:p text:style-name="P121">Best Teachers</text:p>
                </text:list-item>
                <text:list-item>
                  <text:p text:style-name="P121">Best Students</text:p>
                </text:list-item>
                <text:list-item>
                  <text:p text:style-name="P121">Best Collaborators</text:p>
                </text:list-item>
                <text:list-item>
                  <text:p text:style-name="P183">Nearest (ignores geolocation)</text:p>
                </text:list-item>
              </text:list>
            </text:list-item>
          </text:list>
        </text:list-item>
        <text:list-item>
          <text:p text:style-name="P121">refactor ontology format so that:</text:p>
          <text:list>
            <text:list-item>
              <text:p text:style-name="P121">uri -&gt; id</text:p>
            </text:list-item>
            <text:list-item>
              <text:p text:style-name="P183">tag -&gt; type</text:p>
            </text:list-item>
          </text:list>
        </text:list-item>
        <text:list-item>
          <text:p text:style-name="P166">JSON-DL</text:p>
        </text:list-item>
      </text:list>
      <text:p text:style-name="P82">Web Client (HTML5/JS)</text:p>
      <text:list xml:id="list1196911117556006139" text:style-name="L8">
        <text:list-item>
          <text:p text:style-name="P85">Real-time Group Object Creation, Editing, Mutating, Searching, Sharing, Realizing</text:p>
          <text:list>
            <text:list-item>
              <text:p text:style-name="P85">Websockets</text:p>
            </text:list-item>
          </text:list>
        </text:list-item>
        <text:list-item>
          <text:p text:style-name="P85">Editable Tag &amp; Property Ontology, supporting</text:p>
          <text:list>
            <text:list-item>
              <text:p text:style-name="P85">Matching</text:p>
            </text:list-item>
            <text:list-item>
              <text:p text:style-name="P85">Eliciting more information from users or sensors</text:p>
            </text:list-item>
            <text:list-item>
              <text:p text:style-name="P85">Similar to RDF/OWL, and can be mapped at least partially</text:p>
            </text:list-item>
          </text:list>
        </text:list-item>
        <text:list-item>
          <text:p text:style-name="P85">Memory of Objects (a subset of those available on Server)</text:p>
        </text:list-item>
        <text:list-item>
          <text:p text:style-name="P85">Multiple Views</text:p>
          <text:list>
            <text:list-item>
              <text:p text:style-name="P86">Goal</text:p>
            </text:list-item>
            <text:list-item>
              <text:p text:style-name="P86">Map</text:p>
            </text:list-item>
            <text:list-item>
              <text:p text:style-name="P86">Browse</text:p>
            </text:list-item>
            <text:list-item>
              <text:p text:style-name="P86">Network</text:p>
            </text:list-item>
            <text:list-item>
              <text:p text:style-name="P86">Chat</text:p>
            </text:list-item>
            <text:list-item>
              <text:p text:style-name="P87">Team</text:p>
            </text:list-item>
            <text:list-item>
              <text:p text:style-name="P86">Trends</text:p>
            </text:list-item>
          </text:list>
        </text:list-item>
        <text:list-item>
          <text:p text:style-name="P85">Semantic Focus Editor</text:p>
        </text:list-item>
        <text:list-item>
          <text:p text:style-name="P85">Contextual Actions</text:p>
        </text:list-item>
        <text:list-item>
          <text:p text:style-name="P85">Server Plugin Interface for extending functionality</text:p>
        </text:list-item>
        <text:list-item>
          <text:p text:style-name="P85">Ubiquity</text:p>
        </text:list-item>
      </text:list>
      <text:list xml:id="list4542735997884646111" text:style-name="L9">
        <text:list-item>
          <text:p text:style-name="P88"><text:span text:style-name="T56">Browser </text:span>Compatibility</text:p>
          <text:list>
            <text:list-item>
              <text:p text:style-name="P89">Chrome</text:p>
            </text:list-item>
            <text:list-item>
              <text:p text:style-name="P89">Firefox</text:p>
            </text:list-item>
            <text:list-item>
              <text:p text:style-name="P89">Android</text:p>
            </text:list-item>
          </text:list>
        </text:list-item>
        <text:list-item>
          <text:p text:style-name="P89">Device Compatibility</text:p>
          <text:list>
            <text:list-item>
              <text:p text:style-name="P90">Desktop PC</text:p>
            </text:list-item>
            <text:list-item>
              <text:p text:style-name="P90">Tablet</text:p>
            </text:list-item>
            <text:list-item>
              <text:p text:style-name="P90">Phone</text:p>
            </text:list-item>
            <text:list-item>
              <text:p text:style-name="P90">Server (headless)</text:p>
            </text:list-item>
          </text:list>
        </text:list-item>
      </text:list>
      <text:p text:style-name="P78"/>
      <text:list xml:id="list114221765894328" text:continue-numbering="true" text:style-name="L9">
        <text:list-header>
          <text:p text:style-name="P90"/>
        </text:list-header>
      </text:list>
      <text:p text:style-name="P77"/>
      <text:p text:style-name="P70">TODO</text:p>
      <text:list xml:id="list7203693949198520973" text:style-name="L10">
        <text:list-item>
          <text:p text:style-name="P99">use last view on startup</text:p>
        </text:list-item>
        <text:list-item>
          <text:p text:style-name="P102"><text:span text:style-name="T46">A</text:span>uthentication and profiles view (LoadSplash)</text:p>
          <text:list>
            <text:list-item>
              <text:p text:style-name="P102">fix new user bug</text:p>
              <text:list>
                <text:list-item>
                  <text:p text:style-name="P102">update profile selector when new profiles are added (via backbone event)</text:p>
                </text:list-item>
                <text:list-item>
                  <text:p text:style-name="P102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2">Bug when creating first profile after authenticating on a new host?</text:p>
            </text:list-item>
            <text:list-item>
              <text:p text:style-name="P102">Login bug?: refresh all available profiles from server before ''identify'</text:p>
            </text:list-item>
            <text:list-item>
              <text:p text:style-name="P184">draw profiles as square buttons, and 'new profile' as the final right-most button</text:p>
            </text:list-item>
          </text:list>
        </text:list-item>
        <text:list-item>
          <text:p text:style-name="P122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28">filtering should work when unidentified</text:p>
        </text:list-item>
        <text:list-item>
          <text:p text:style-name="P122">escape key to toggle avatarmenu</text:p>
        </text:list-item>
        <text:list-item>
          <text:p text:style-name="P186">indicators while loading, can appear paused on slow connections or when much data is sent</text:p>
        </text:list-item>
        <text:list-item>
          <text:p text:style-name="P187">optional periodic updates for un-connected clients</text:p>
        </text:list-item>
        <text:list-item>
          <text:p text:style-name="P196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29">indexeddb to avoid serializing attention[] to localStorage</text:p>
        </text:list-item>
        <text:list-item>
          <text:p text:style-name="P101">remove unused CSS</text:p>
        </text:list-item>
        <text:list-item>
          <text:p text:style-name="P101">content area scroll issue (on macOSX) in Team View</text:p>
        </text:list-item>
        <text:list-item>
          <text:p text:style-name="P101">&lt;time&gt; update immediate, it seems to take 60 sec for first refresh</text:p>
          <text:list>
            <text:list-item>
              <text:p text:style-name="P101"><text:s text:c="4"/>$('body').timeago('refresh');</text:p>
            </text:list-item>
          </text:list>
        </text:list-item>
      </text:list>
      <text:h text:style-name="P325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2048412775147993086" text:style-name="L11">
        <text:list-item>
          <text:p text:style-name="P126">real</text:p>
          <text:list>
            <text:list-item>
              <text:p text:style-name="P199">floating point value</text:p>
            </text:list-item>
            <text:list-item>
              <text:p text:style-name="P199">optional unit type</text:p>
            </text:list-item>
          </text:list>
        </text:list-item>
        <text:list-item>
          <text:p text:style-name="P126">integer</text:p>
        </text:list-item>
        <text:list-item>
          <text:p text:style-name="P126">boolean</text:p>
        </text:list-item>
        <text:list-item>
          <text:p text:style-name="P126"><text:span text:style-name="T59">space</text:span>point</text:p>
          <text:list>
            <text:list-item>
              <text:p text:style-name="P199">latitude, longitude, altitude, planet</text:p>
            </text:list-item>
          </text:list>
        </text:list-item>
        <text:list-item>
          <text:p text:style-name="P126">timepoint</text:p>
        </text:list-item>
        <text:list-item>
          <text:p text:style-name="P126">timerange</text:p>
        </text:list-item>
        <text:list-item>
          <text:p text:style-name="P227">timerepeat</text:p>
          <text:list>
            <text:list-item>
              <text:p text:style-name="P227">periodic(seconds), daily(times), weekly(times), ...</text:p>
            </text:list-item>
          </text:list>
        </text:list-item>
        <text:list-item>
          <text:p text:style-name="P126">text</text:p>
        </text:list-item>
        <text:list-item>
          <text:p text:style-name="P201">sketch</text:p>
        </text:list-item>
        <text:list-item>
          <text:p text:style-name="P149">textarea</text:p>
          <text:list>
            <text:list-item>
              <text:p text:style-name="P199">(supports HTML)</text:p>
            </text:list-item>
          </text:list>
        </text:list-item>
        <text:list-item>
          <text:p text:style-name="P126"><text:span text:style-name="T59">o</text:span>bject</text:p>
        </text:list-item>
        <text:list-item>
          <text:p text:style-name="P126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6631879575058427302" text:style-name="L12">
        <text:list-item>
          <text:p text:style-name="P150">Object tag restrictions with extra parameter</text:p>
        </text:list-item>
        <text:list-item>
          <text:p text:style-name="P173">Extra Data types</text:p>
          <text:list>
            <text:list-item>
              <text:p text:style-name="P127">[see Semantic view]</text:p>
            </text:list-item>
            <text:list-item>
              <text:p text:style-name="P127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27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27">alert messages for when tags are added, ex. rss instructions</text:p>
        </text:list-item>
        <text:list-item>
          <text:p text:style-name="P200">spacearea property type:</text:p>
          <text:list>
            <text:list-item>
              <text:p text:style-name="P200">circular</text:p>
            </text:list-item>
            <text:list-item>
              <text:p text:style-name="P200">polygonal</text:p>
            </text:list-item>
            <text:list-item>
              <text:p text:style-name="P200">quadrilateral</text:p>
            </text:list-item>
          </text:list>
        </text:list-item>
        <text:list-item>
          <text:p text:style-name="P127">object values</text:p>
          <text:list>
            <text:list-item>
              <text:p text:style-name="P127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27">tag and property creation and editing</text:p>
        </text:list-item>
        <text:list-item>
          <text:p text:style-name="P127">property inheritance</text:p>
        </text:list-item>
        <text:list-item>
          <text:p text:style-name="P127">max property arity (default=unlimited &amp; not required)</text:p>
        </text:list-item>
        <text:list-item>
          <text:p text:style-name="P127">subtag matches in relevancy heuristic</text:p>
        </text:list-item>
        <text:list-item>
          <text:p text:style-name="P127">icons for tags and properties</text:p>
          <text:list>
            <text:list-item>
              <text:p text:style-name="P151">in tag menus</text:p>
            </text:list-item>
            <text:list-item>
              <text:p text:style-name="P151">default icon?</text:p>
            </text:list-item>
            <text:list-item>
              <text:p text:style-name="P151">icon grow on hover?</text:p>
            </text:list-item>
          </text:list>
        </text:list-item>
        <text:list-item>
          <text:p text:style-name="P127">tag actions (ex: popup notice)</text:p>
        </text:list-item>
        <text:list-item>
          <text:p text:style-name="P127">hidden tags and properties (ex: for system use, not humans)</text:p>
        </text:list-item>
        <text:list-item>
          <text:p text:style-name="P91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417346339044895493" text:style-name="LS2">
        <text:list-header>
          <text:p text:style-name="P233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3"/>
        </text:list-header>
        <text:list-item>
          <text:p text:style-name="P260">Keyword filter field</text:p>
          <text:list>
            <text:list-item>
              <text:p text:style-name="P260">with voice input (on Chrome browsers)</text:p>
            </text:list-item>
          </text:list>
        </text:list-item>
        <text:list-item>
          <text:p text:style-name="P92">Optional Geolocation field (clickable map)</text:p>
        </text:list-item>
        <text:list-item>
          <text:p text:style-name="P92">Optional TimeRange field</text:p>
        </text:list-item>
        <text:list-item>
          <text:p text:style-name="P92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2">Rearrange Tag Order</text:p>
        </text:list-item>
        <text:list-item>
          <text:p text:style-name="P153"/>
        </text:list-item>
        <text:list-item>
          <text:p text:style-name="P257">TODO</text:p>
        </text:list-item>
        <text:list-item>
          <text:p text:style-name="P261"/>
        </text:list-item>
        <text:list-item>
          <text:p text:style-name="P264">Allow properties/values</text:p>
        </text:list-item>
        <text:list-item>
          <text:p text:style-name="P265">Creates new object <text:span text:style-name="T57">from focus</text:span></text:p>
          <text:list>
            <text:list-item>
              <text:p text:style-name="P265">Export to JSON</text:p>
            </text:list-item>
          </text:list>
        </text:list-item>
        <text:list-item>
          <text:p text:style-name="P266">Focus bug when strength field specified, maybe in util.js relevancy function</text:p>
        </text:list-item>
        <text:list-item>
          <text:p text:style-name="P266"><text:span text:style-name="T57">Complete the </text:span>time focus to choose time relevancy</text:p>
        </text:list-item>
        <text:list-item>
          <text:p text:style-name="P266">adjust url to contain keyword or time focus</text:p>
        </text:list-item>
        <text:list-item>
          <text:p text:style-name="P271">Focus presets</text:p>
          <text:list>
            <text:list-item>
              <text:list>
                <text:list-item>
                  <text:p text:style-name="P185">Needs</text:p>
                </text:list-item>
                <text:list-item>
                  <text:p text:style-name="P185">Infrastructure</text:p>
                </text:list-item>
                <text:list-item>
                  <text:p text:style-name="P188">Emotions</text:p>
                </text:list-item>
              </text:list>
            </text:list-item>
          </text:list>
        </text:list-item>
      </text:list>
      <text:p text:style-name="P24"/>
      <text:p text:style-name="P81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77907162440666528" text:style-name="LS6">
        <text:list-item>
          <text:p text:style-name="P235">widget for harvesting tags from any wikipedia/mediawiki page</text:p>
          <text:p text:style-name="P258"/>
        </text:list-item>
      </text:list>
      <text:p text:style-name="P30">TODO</text:p>
      <text:list xml:id="list9022562139562763183" text:style-name="L13">
        <text:list-item>
          <text:p text:style-name="P274">bug when selecting wikitags after an initial wikitagger had previously been displayed</text:p>
        </text:list-item>
        <text:list-item>
          <text:p text:style-name="P278">wikirequest HTTP bug</text:p>
          <text:list>
            <text:list-item>
              <text:p text:style-name="P275">try an alternative HTTP fetch method and i think it might be encoding</text:p>
            </text:list-item>
          </text:list>
        </text:list-item>
        <text:list-item>
          <text:p text:style-name="P275">back button</text:p>
        </text:list-item>
        <text:list-item>
          <text:p text:style-name="P277">handle anchors on the same page</text:p>
        </text:list-item>
        <text:list-item>
          <text:p text:style-name="P276">Smush upper/lowercase wikipages</text:p>
        </text:list-item>
      </text:list>
      <text:p text:style-name="P28"/>
      <text:p text:style-name="P34">Favorites Tagger</text:p>
      <text:p text:style-name="P31">TODO</text:p>
      <text:list xml:id="list7292336912080124843" text:style-name="L14">
        <text:list-item>
          <text:p text:style-name="P279">‘favorites’ tag widget (star)</text:p>
        </text:list-item>
      </text:list>
      <text:p text:style-name="P24"/>
      <text:p text:style-name="P79">Object Summary <text:span text:style-name="T48">Widget</text:span></text:p>
      <text:p text:style-name="P3">An ObjectView is a widget that displays essential information about an object.</text:p>
      <text:list xml:id="list1332927227187402752" text:style-name="LS37">
        <text:list-item>
          <text:p text:style-name="P128">Name</text:p>
        </text:list-item>
        <text:list-item>
          <text:p text:style-name="P128">Tags</text:p>
        </text:list-item>
        <text:list-item>
          <text:p text:style-name="P128">Description</text:p>
        </text:list-item>
        <text:list-item>
          <text:p text:style-name="P128">Geolocation</text:p>
        </text:list-item>
        <text:list-item>
          <text:p text:style-name="P128">Age</text:p>
        </text:list-item>
        <text:list-item>
          <text:p text:style-name="P128">...</text:p>
        </text:list-item>
      </text:list>
      <text:p text:style-name="P36">It also includes actions which may be displayed as buttons, or in a pulldown menu:</text:p>
      <text:list xml:id="list3462343422247571921" text:style-name="LS38">
        <text:list-item>
          <text:p text:style-name="P129">Reply</text:p>
        </text:list-item>
        <text:list-item>
          <text:p text:style-name="P129">Delete</text:p>
        </text:list-item>
        <text:list-item>
          <text:p text:style-name="P189">..</text:p>
        </text:list-item>
      </text:list>
      <text:p text:style-name="P83">TODO</text:p>
      <text:list xml:id="list1503270484860304391" text:style-name="L15">
        <text:list-item>
          <text:p text:style-name="P104">unnamed objectviews can not be popped up since title is effecdtively invisible</text:p>
        </text:list-item>
        <text:list-item>
          <text:p text:style-name="P230">make popup buttons more clear, <text:span text:style-name="T49">since one needs </text:span>to hover over the bottom left area</text:p>
        </text:list-item>
        <text:list-item>
          <text:p text:style-name="P230">click an object’s lat/lon field to go to map</text:p>
        </text:list-item>
        <text:list-item>
          <text:p text:style-name="P230">popup info on clicked tags and properties</text:p>
        </text:list-item>
        <text:list-item>
          <text:p text:style-name="P130"><text:span text:style-name="T54">Altitude / planet / </text:span>outer space aware</text:p>
          <text:list>
            <text:list-item>
              <text:p text:style-name="P130">time delta + space distance direction altitude</text:p>
            </text:list-item>
            <text:list-item>
              <text:p text:style-name="P174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72"/>
        </text:list-header>
      </text:list>
      <text:p text:style-name="Heading_20_1">Object Editor <text:span text:style-name="T56">Widget</text:span></text:p>
      <text:list xml:id="list344755771166544462" text:style-name="L16">
        <text:list-item>
          <text:p text:style-name="P114">View-only Mode</text:p>
        </text:list-item>
        <text:list-item>
          <text:p text:style-name="P114">Add Tags</text:p>
        </text:list-item>
        <text:list-item>
          <text:p text:style-name="P114">Add [suggested] Properties</text:p>
        </text:list-item>
        <text:list-item>
          <text:p text:style-name="P114">File Upload</text:p>
        </text:list-item>
        <text:list-item>
          <text:p text:style-name="P114">Export</text:p>
        </text:list-item>
        <text:list-item>
          <text:p text:style-name="P114">Save</text:p>
        </text:list-item>
        <text:list-item>
          <text:p text:style-name="P167">Adds required (“min” &gt;= 1) properties automatically and applies an optional included default value of the property</text:p>
        </text:list-item>
      </text:list>
      <text:p text:style-name="P71">TODO</text:p>
      <text:list xml:id="list114221913743590" text:continue-list="list7203693949198520973" text:style-name="L10">
        <text:list-item>
          <text:p text:style-name="P105">arity, <text:span text:style-name="T54">default value, </text:span>etc.. (test with rss feed tag)</text:p>
          <text:list>
            <text:list-item>
              <text:p text:style-name="P106">max arity to prevent displaying and adding new properties that are too many</text:p>
            </text:list-item>
          </text:list>
        </text:list-item>
        <text:list-item>
          <text:p text:style-name="P123">“interview” mode for answering required fields as they become necessary. activated by a flashing button?</text:p>
        </text:list-item>
        <text:list-item>
          <text:p text:style-name="P123">ctrl-enter to send/create</text:p>
        </text:list-item>
        <text:list-item>
          <text:p text:style-name="P123">property widgets for types:</text:p>
          <text:list>
            <text:list-item>
              <text:list>
                <text:list-item>
                  <text:p text:style-name="P123">timepoint (1 calendar with time input)</text:p>
                </text:list-item>
                <text:list-item>
                  <text:p text:style-name="P123">timesegment (2 calendars with time input)</text:p>
                </text:list-item>
                <text:list-item>
                  <text:p text:style-name="P123">real:unit</text:p>
                  <text:list>
                    <text:list-item>
                      <text:p text:style-name="P123">seconds</text:p>
                    </text:list-item>
                    <text:list-item>
                      <text:p text:style-name="P123">meters</text:p>
                    </text:list-item>
                    <text:list-item>
                      <text:p text:style-name="P123">kilograms</text:p>
                    </text:list-item>
                    <text:list-item>
                      <text:p text:style-name="P123">celsius</text:p>
                    </text:list-item>
                    <text:list-item>
                      <text:p text:style-name="P123">joules, watts</text:p>
                    </text:list-item>
                    <text:list-item>
                      <text:p text:style-name="P123">[all SI units]</text:p>
                    </text:list-item>
                    <text:list-item>
                      <text:p text:style-name="P123">...</text:p>
                    </text:list-item>
                  </text:list>
                </text:list-item>
                <text:list-item>
                  <text:p text:style-name="P123">texthash</text:p>
                </text:list-item>
                <text:list-item>
                  <text:p text:style-name="P123">object:tag with dynamic combobox selector of all tags, by package or hierarchy</text:p>
                </text:list-item>
                <text:list-item>
                  <text:p text:style-name="P123">object:[tag] with dynamic combobox selector of all instances of a specific tag</text:p>
                </text:list-item>
                <text:list-item>
                  <text:p text:style-name="P123">livetext (a realtime collaborative text editor via ShareJS)</text:p>
                </text:list-item>
                <text:list-item>
                  <text:p text:style-name="P202">[other datatypes...]</text:p>
                </text:list-item>
              </text:list>
            </text:list-item>
          </text:list>
        </text:list-item>
        <text:list-item>
          <text:p text:style-name="P100">tag search by keyword</text:p>
        </text:list-item>
        <text:list-item>
          <text:p text:style-name="P101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1">add ‘deleted.’ notification to an object edtior (ex: in a popup window) that has been deleted. otherwise it’s confusing to see it on the screen unchanged</text:p>
        </text:list-item>
        <text:list-item>
          <text:p text:style-name="P124">multivariate unit/<text:span text:style-name="T52">physical unit/</text:span>currency/measurement support for real (scalar) quantities</text:p>
        </text:list-item>
        <text:list-item>
          <text:p text:style-name="P107">Upload Form</text:p>
          <text:list>
            <text:list-item>
              <text:p text:style-name="P101">make sure that file upload form works if multiple object edits are instantiated</text:p>
            </text:list-item>
            <text:list-item>
              <text:p text:style-name="P101">file upload form should disable the ‘Upload’ button after an upload, since clicking on it will take them to a different page</text:p>
            </text:list-item>
            <text:list-item>
              <text:p text:style-name="P101">fix duplicate upload bug - attached UUID to end of filename?</text:p>
            </text:list-item>
          </text:list>
        </text:list-item>
        <text:list-item>
          <text:p text:style-name="P125"><text:span text:style-name="T48">More options for sketch </text:span>input <text:span text:style-name="T48">(colors, brushes, etc..)</text:span></text:p>
          <text:list>
            <text:list-item>
              <text:p text:style-name="P203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04">bug when getting mouse position for sketch when object editor window is sized abnormally</text:p>
            </text:list-item>
          </text:list>
        </text:list-item>
      </text:list>
      <text:p text:style-name="P69"/>
      <text:h text:style-name="Heading_20_1" text:outline-level="10">Internationalization</text:h>
      <text:h text:style-name="P197" text:outline-level="10">TODO</text:h>
      <text:list xml:id="list1255799254344430629" text:style-name="LS1">
        <text:list-item>
          <text:p text:style-name="P131"><text:span text:style-name="T35">Language selector and </text:span>translation plugin</text:p>
          <text:list>
            <text:list-item>
              <text:h text:style-name="P175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05" text:outline-level="10"/>
      <text:h text:style-name="P328" text:outline-level="10">View<text:span text:style-name="T56">s</text:span></text:h>
      <text:h text:style-name="P280" text:outline-level="10">Each view is a different method of depicting a set of objects.</text:h>
      <text:p text:style-name="P80"><text:span text:style-name="T12">Browse </text:span><text:span text:style-name="T13">Vi</text:span><text:span text:style-name="T12">ew</text:span></text:p>
      <text:list xml:id="list4140696770559973205" text:style-name="L17">
        <text:list-item>
          <text:p text:style-name="P190">Arrangements</text:p>
          <text:list>
            <text:list-item>
              <text:p text:style-name="P190">List</text:p>
            </text:list-item>
            <text:list-item>
              <text:p text:style-name="P190">Grid</text:p>
            </text:list-item>
            <text:list-item>
              <text:p text:style-name="P190">Slides (Reveal.JS)</text:p>
            </text:list-item>
          </text:list>
        </text:list-item>
        <text:list-item>
          <text:p text:style-name="P190">Item Context Popup Menu</text:p>
        </text:list-item>
        <text:list-item>
          <text:p text:style-name="P190">Multi-Item Popup Menu (via Checkboxes)</text:p>
        </text:list-item>
        <text:list-item>
          <text:p text:style-name="P190">Font-size Adjust</text:p>
        </text:list-item>
      </text:list>
      <text:p text:style-name="P38">TODO</text:p>
      <text:list xml:id="list8287721343921814959" text:style-name="L18">
        <text:list-item>
          <text:p text:style-name="P213">Tag filter box in Browse view (each unique tag: +/-)</text:p>
        </text:list-item>
        <text:list-item>
          <text:p text:style-name="P133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3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3">pdf.js</text:p>
            </text:list-item>
            <text:list-item>
              <text:p text:style-name="P133">accordion menu (left) with tree (taxonomy) variable (ex: a JSON object)</text:p>
            </text:list-item>
            <text:list-item>
              <text:p text:style-name="P213">viewer framework (right) - find best js presentation from github &amp; rip it</text:p>
            </text:list-item>
          </text:list>
        </text:list-item>
        <text:list-item>
          <text:p text:style-name="P133">‘<text:span text:style-name="T48">S</text:span>can’ button add end of list/grid that queries server for more data</text:p>
          <text:list>
            <text:list-item>
              <text:p text:style-name="P213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56"><text:span text:style-name="T48">List </text:span>sort options</text:p>
        </text:list-item>
        <text:list-item>
          <text:p text:style-name="P133">pin pinned objects to the top</text:p>
        </text:list-item>
        <text:list-item>
          <text:p text:style-name="P133">exclude / include by tag</text:p>
        </text:list-item>
        <text:list-item>
          <text:p text:style-name="P133">replies, threaded replies</text:p>
        </text:list-item>
        <text:list-item>
          <text:p text:style-name="P133">clone it or save as a self-contained report object which can be shared</text:p>
        </text:list-item>
        <text:list-item>
          <text:p text:style-name="P179">correct pagination</text:p>
        </text:list-item>
        <text:list-item>
          <text:p text:style-name="P213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3">inline editing of properties by clicking on them when one has edit permission, clicked label -&gt; text input -&gt; label</text:p>
        </text:list-item>
        <text:list-item>
          <text:p text:style-name="P179">Parameters to customize rendering</text:p>
          <text:list>
            <text:list-item>
              <text:p text:style-name="P215">CSS (done)</text:p>
            </text:list-item>
          </text:list>
        </text:list-item>
        <text:list-item>
          <text:p text:style-name="P133">“User” Action Buttons</text:p>
          <text:list>
            <text:list-item>
              <text:p text:style-name="P133">Text Chat (button)</text:p>
            </text:list-item>
            <text:list-item>
              <text:p text:style-name="P133">Video Chat (button)</text:p>
            </text:list-item>
            <text:list-item>
              <text:p text:style-name="P133">Pay (button)</text:p>
              <text:list>
                <text:list-item>
                  <text:p text:style-name="P133">Bitcoin</text:p>
                </text:list-item>
                <text:list-item>
                  <text:p text:style-name="P133">Paypal</text:p>
                </text:list-item>
              </text:list>
            </text:list-item>
          </text:list>
        </text:list-item>
        <text:list-item>
          <text:p text:style-name="P213">Optimize rendering with templates</text:p>
        </text:list-item>
      </text:list>
      <text:p text:style-name="P41"/>
      <text:p text:style-name="P80">Goal View</text:p>
      <text:list xml:id="list5451652622348821114" text:style-name="L19">
        <text:list-item>
          <text:p text:style-name="P195">Create and Edit “Ambient” Goals, which represent immediate or long-term goals</text:p>
        </text:list-item>
        <text:list-item>
          <text:p text:style-name="P195">Create and Edit Time-specific Goals, forming a personal &amp; group schedule</text:p>
        </text:list-item>
        <text:list-item>
          <text:p text:style-name="P195">Spacetime Tag Planning suggests possible meetings</text:p>
        </text:list-item>
      </text:list>
      <text:p text:style-name="P38">TODO</text:p>
      <text:list xml:id="list114221689281885" text:continue-list="list1255799254344430629" text:style-name="LS1">
        <text:list-item>
          <text:p text:style-name="P217">toggle between 'mine' and 'all'</text:p>
        </text:list-item>
        <text:list-item>
          <text:p text:style-name="P218">copy author's location to goal's default location</text:p>
        </text:list-item>
        <text:list-item>
          <text:p text:style-name="P219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19"><text:span text:style-name="T39">recurrent goals: </text:span><text:span text:style-name="T9">exercise-like behavior reminder</text:span></text:p>
        </text:list-item>
        <text:list-item>
          <text:p text:style-name="P132">alternate time views:</text:p>
          <text:list>
            <text:list-item>
              <text:p text:style-name="P157">timeline</text:p>
            </text:list-item>
            <text:list-item>
              <text:p text:style-name="P220">half-hourly</text:p>
            </text:list-item>
            <text:list-item>
              <text:p text:style-name="P177">hourly (without reference to date, but adjust for daylight savings and timezone. mostly rely on unixtime)</text:p>
            </text:list-item>
            <text:list-item>
              <text:p text:style-name="P132">weekly</text:p>
            </text:list-item>
            <text:list-item>
              <text:p text:style-name="P132">monthly</text:p>
            </text:list-item>
            <text:list-item>
              <text:p text:style-name="P132">add ability to set alternate destination location for any given ‘want to’ item. but default to current location</text:p>
            </text:list-item>
            <text:list-item>
              <text:p text:style-name="P132">allow an activity to be marked as ‘completed’ or ‘delayed’</text:p>
            </text:list-item>
            <text:list-item>
              <text:p text:style-name="P132">if an activity is repetitive, see the repetition metadata collected below and organize into a single panel where it can all be controlled</text:p>
            </text:list-item>
            <text:list-item>
              <text:p text:style-name="P132">classes are similar to ‘want to’ items but their main purpose is to</text:p>
              <text:list>
                <text:list-item>
                  <text:p text:style-name="P132">generate ‘want to’ in the future, at some learning pace</text:p>
                </text:list-item>
                <text:list-item>
                  <text:p text:style-name="P132">track the completion of the course</text:p>
                </text:list-item>
                <text:list-item>
                  <text:p text:style-name="P171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09">Goal “Programs” that activate wizards, ex:</text:p>
          <text:list>
            <text:list-item>
              <text:p text:style-name="P231">time templates: create future schedules parametrically from templates with parameters</text:p>
            </text:list-item>
            <text:list-item>
              <text:p text:style-name="P109">self-inventory wizard: “what do I have access to?”</text:p>
            </text:list-item>
            <text:list-item>
              <text:p text:style-name="P109">emotional inventory (ex: every 6 hours)</text:p>
            </text:list-item>
          </text:list>
        </text:list-item>
        <text:list-item>
          <text:p text:style-name="P231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2">displays current goals</text:p>
          <text:list>
            <text:list-item>
              <text:p text:style-name="P132">set as complete</text:p>
            </text:list-item>
            <text:list-item>
              <text:p text:style-name="P132">set as ignored</text:p>
            </text:list-item>
            <text:list-item>
              <text:p text:style-name="P132">pause (inactivate it)</text:p>
            </text:list-item>
            <text:list-item>
              <text:p text:style-name="P132">delete</text:p>
            </text:list-item>
          </text:list>
        </text:list-item>
        <text:list-item>
          <text:p text:style-name="P132">displays future goals in histogram binned to arbitrary future range</text:p>
        </text:list-item>
        <text:list-item>
          <text:p text:style-name="P132">button to add new goal or select from a list (see the survival items at top)</text:p>
        </text:list-item>
        <text:list-item>
          <text:p text:style-name="P132">expires (single shot) | recycles (repeating)</text:p>
          <text:list>
            <text:list-item>
              <text:p text:style-name="P132">mean period duration</text:p>
            </text:list-item>
            <text:list-item>
              <text:p text:style-name="P132">stay activated until dismiss?</text:p>
              <text:list>
                <text:list-item>
                  <text:p text:style-name="P132">useful for important tasks</text:p>
                </text:list-item>
              </text:list>
            </text:list-item>
            <text:list-item>
              <text:p text:style-name="P132">activation window</text:p>
              <text:list>
                <text:list-item>
                  <text:p text:style-name="P132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2">phase</text:p>
        </text:list-item>
        <text:list-item>
          <text:p text:style-name="P132">synchronous | asynchronous</text:p>
          <text:list>
            <text:list-item>
              <text:p text:style-name="P132">synchronous goals repeat at precise intervals</text:p>
            </text:list-item>
            <text:list-item>
              <text:p text:style-name="P132">asynchronous goals repeat sometime after they are completed</text:p>
            </text:list-item>
          </text:list>
        </text:list-item>
        <text:list-item>
          <text:p text:style-name="P132">repeatsRemaining</text:p>
          <text:list>
            <text:list-item>
              <text:p text:style-name="P132">-1=forever (default)</text:p>
            </text:list-item>
          </text:list>
        </text:list-item>
        <text:list-item>
          <text:p text:style-name="P132">suggested strength</text:p>
        </text:list-item>
        <text:list-item>
          <text:p text:style-name="P132">active?</text:p>
        </text:list-item>
        <text:list-item>
          <text:p text:style-name="P132">onActivate()</text:p>
        </text:list-item>
        <text:list-item>
          <text:p text:style-name="P132">onDeactivate()</text:p>
        </text:list-item>
        <text:list-item>
          <text:p text:style-name="P177">lastCompletedAt</text:p>
        </text:list-item>
      </text:list>
      <text:p text:style-name="P80">Team View</text:p>
      <text:list xml:id="list6809875944191139059" text:style-name="L20">
        <text:list-item>
          <text:p text:style-name="P191">View list of users</text:p>
        </text:list-item>
        <text:list-item>
          <text:p text:style-name="P191">See each user's biography, location, and summary of their meta-tags</text:p>
        </text:list-item>
        <text:list-item>
          <text:p text:style-name="P191">Edit one's own location, biography, and add/remove meta-tags</text:p>
        </text:list-item>
        <text:list-item>
          <text:p text:style-name="P191">Export a user's profile</text:p>
          <text:list>
            <text:list-item>
              <text:p text:style-name="P191">JSON</text:p>
            </text:list-item>
            <text:list-item>
              <text:p text:style-name="P191">HTML</text:p>
            </text:list-item>
          </text:list>
        </text:list-item>
      </text:list>
      <text:p text:style-name="P38">TODO</text:p>
      <text:list xml:id="list114221387132501" text:continue-list="list170" text:style-name="LS2">
        <text:list-item>
          <text:p text:style-name="P262">openstreetmaps (external) link for lat/lon in HTML view of profile export</text:p>
        </text:list-item>
        <text:list-item>
          <text:p text:style-name="P267">estimate of the completeness of your profile</text:p>
          <text:list>
            <text:list-item>
              <text:p text:style-name="P281"><text:span text:style-name="T21">ex:</text:span> your profile is X % more or less complete than the average user</text:p>
            </text:list-item>
          </text:list>
        </text:list-item>
        <text:list-item>
          <text:p text:style-name="P284">to be able to borrow parts of other people's profiles to include <text:s/>(an "add to me" button next to each tag)</text:p>
        </text:list-item>
        <text:list-item>
          <text:p text:style-name="P285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82">Filter by ‘User’ type (not Human)</text:p>
        </text:list-item>
        <text:list-item>
          <text:p text:style-name="P282">Summarize activity stats (ex: # messages / second @ 5m, 1hr, … intervals</text:p>
        </text:list-item>
        <text:list-item>
          <text:p text:style-name="P283">Sort by distance | last activity</text:p>
        </text:list-item>
      </text:list>
      <text:p text:style-name="P80">Trends <text:span text:style-name="T54">View</text:span></text:p>
      <text:list xml:id="list1229604522565160050" text:style-name="L21">
        <text:list-item>
          <text:p text:style-name="P192">Item counts per Tag</text:p>
        </text:list-item>
        <text:list-item>
          <text:p text:style-name="P192">Historical System Focus Table (updated from server)</text:p>
        </text:list-item>
      </text:list>
      <text:p text:style-name="P38">TODO</text:p>
      <text:list xml:id="list114220411972126" text:continue-list="list114221689281885" text:style-name="LS1">
        <text:list-item>
          <text:p text:style-name="P286">avg # of properties per object</text:p>
        </text:list-item>
        <text:list-item>
          <text:p text:style-name="P286">avg # of tags per object</text:p>
        </text:list-item>
        <text:list-item>
          <text:p text:style-name="P286">avg # of supertags &amp; subtags</text:p>
        </text:list-item>
        <text:list-item>
          <text:p text:style-name="P286"># of instances of each property</text:p>
        </text:list-item>
        <text:list-item>
          <text:p text:style-name="P286"># of instances of each tag</text:p>
        </text:list-item>
        <text:list-item>
          <text:p text:style-name="P286">Download as JSON</text:p>
        </text:list-item>
        <text:list-item>
          <text:p text:style-name="P286">Relationships between combinations of Interests</text:p>
        </text:list-item>
        <text:list-item>
          <text:p text:style-name="P286">Focus History</text:p>
          <text:list>
            <text:list-item>
              <text:p text:style-name="P286">discrete totals (ex: each 1s, 5s) , computed locally &amp; on server</text:p>
              <text:list>
                <text:list-item>
                  <text:p text:style-name="P286">Time-sampled Individual History (client-collected)</text:p>
                </text:list-item>
                <text:list-item>
                  <text:p text:style-name="P286">Time-sampled Team History (server-collected)</text:p>
                </text:list-item>
              </text:list>
            </text:list-item>
            <text:list-item>
              <text:p text:style-name="P286">Interest Timeline, Line Chart</text:p>
            </text:list-item>
            <text:list-item>
              <text:p text:style-name="P286">FB-style Timeline</text:p>
            </text:list-item>
            <text:list-item>
              <text:p text:style-name="P286">Cortexitized Narrative</text:p>
            </text:list-item>
            <text:list-item>
              <text:p text:style-name="P286">Load, Save, Share</text:p>
            </text:list-item>
            <text:list-item>
              <text:p text:style-name="P286">Import</text:p>
              <text:list>
                <text:list-item>
                  <text:p text:style-name="P313">Facebook likes, G+ “+1”’s, ...</text:p>
                </text:list-item>
              </text:list>
            </text:list-item>
          </text:list>
        </text:list-item>
        <text:list-item>
          <text:p text:style-name="P221">add 'forget' (remove from client) and 'delete' (remove from both client and server) buttons</text:p>
        </text:list-item>
        <text:list-item>
          <text:p text:style-name="P221">add 'export' to copy/paste or download a JSON of current memory</text:p>
        </text:list-item>
      </text:list>
      <text:p text:style-name="Heading_20_1"><text:span text:style-name="T46">Network V</text:span>iew</text:p>
      <text:list xml:id="list6116960160091482245" text:style-name="L22">
        <text:list-item>
          <text:p text:style-name="P193">Item move, resize, change color</text:p>
        </text:list-item>
        <text:list-item>
          <text:p text:style-name="P193">Edges shown for:</text:p>
          <text:list>
            <text:list-item>
              <text:p text:style-name="P193">Applied Tags</text:p>
            </text:list-item>
          </text:list>
        </text:list-item>
        <text:list-item>
          <text:p text:style-name="P193">Organize button to trigger force-directed layout</text:p>
        </text:list-item>
      </text:list>
      <text:p text:style-name="P37">TODO</text:p>
      <text:list xml:id="list114221779255557" text:continue-list="list114220411972126" text:style-name="LS1">
        <text:list-item>
          <text:p text:style-name="P131">submenu</text:p>
          <text:list>
            <text:list-item>
              <text:p text:style-name="P131">layout buttons activated on-demand</text:p>
            </text:list-item>
          </text:list>
        </text:list-item>
        <text:list-item>
          <text:p text:style-name="P154">Edges shown for:</text:p>
          <text:list>
            <text:list-item>
              <text:p text:style-name="P194">Object values</text:p>
            </text:list-item>
          </text:list>
        </text:list-item>
        <text:list-item>
          <text:p text:style-name="P175">increase mousewheel zoom speed</text:p>
        </text:list-item>
        <text:list-item>
          <text:p text:style-name="P131">icon on nodes</text:p>
        </text:list-item>
        <text:list-item>
          <text:p text:style-name="P131">circle shape for types</text:p>
        </text:list-item>
        <text:list-item>
          <text:p text:style-name="P131">edge arrows</text:p>
        </text:list-item>
        <text:list-item>
          <text:p text:style-name="P131">edge labels</text:p>
        </text:list-item>
        <text:list-item>
          <text:p text:style-name="P131">‘lock updates’ button</text:p>
        </text:list-item>
        <text:list-item>
          <text:p text:style-name="P131">‘lock all in place’ button</text:p>
        </text:list-item>
        <text:list-item>
          <text:p text:style-name="P131">‘layout’ button</text:p>
        </text:list-item>
        <text:list-item>
          <text:p text:style-name="P131">edge toggles</text:p>
        </text:list-item>
        <text:list-item>
          <text:p text:style-name="P131">timeline view</text:p>
        </text:list-item>
        <text:list-item>
          <text:p text:style-name="P131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06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87">create new object properties between visible items</text:p>
          <text:list>
            <text:list-item>
              <text:p text:style-name="P287">drag and draw a line</text:p>
            </text:list-item>
            <text:list-item>
              <text:p text:style-name="P287">select them in sequence (1st and 2nd)</text:p>
            </text:list-item>
          </text:list>
        </text:list-item>
        <text:list-item>
          <text:p text:style-name="P287">handle graph streaming</text:p>
        </text:list-item>
        <text:list-item>
          <text:h text:style-name="P314" text:outline-level="10">save and restore current graph view</text:h>
        </text:list-item>
      </text:list>
      <text:h text:style-name="P207" text:outline-level="10"/>
      <text:h text:style-name="P337" text:outline-level="10"><text:span text:style-name="T37">M</text:span><text:span text:style-name="T36">ap View</text:span></text:h>
      <text:list xml:id="list2414156584001419843" text:style-name="LS40">
        <text:list-item>
          <text:p text:style-name="P320">OpenLayers 2 (2D)</text:p>
          <text:list>
            <text:list-item>
              <text:p text:style-name="P297">OpenStreetMaps</text:p>
            </text:list-item>
            <text:list-item>
              <text:p text:style-name="P297">Bing Aerial Layers <text:span text:style-name="T67">(Satellite)</text:span></text:p>
            </text:list-item>
          </text:list>
        </text:list-item>
        <text:list-item>
          <text:p text:style-name="P297">Cesium (3D)</text:p>
        </text:list-item>
        <text:list-item>
          <text:p text:style-name="P297">Displays objects, applying icons where appropriate. <text:s/>Includes clickable vector layer of arbitrary radius</text:p>
        </text:list-item>
      </text:list>
      <text:list xml:id="list3948734501989282133" text:style-name="LS41">
        <text:list-item>
          <text:p text:style-name="P298">Right click to add new <text:span text:style-name="T67">items</text:span></text:p>
        </text:list-item>
        <text:list-item>
          <text:p text:style-name="P315">Mini and Large (full-window) Modes</text:p>
        </text:list-item>
      </text:list>
      <text:h text:style-name="P198" text:outline-level="10">TODO</text:h>
      <text:list xml:id="list2788817789572068521" text:style-name="L23">
        <text:list-item>
          <text:p text:style-name="P158">Vector layer scale slider</text:p>
        </text:list-item>
        <text:list-item>
          <text:p text:style-name="P180">Extra OpenLayers layers: Google, Bing, etc..</text:p>
        </text:list-item>
        <text:list-item>
          <text:p text:style-name="P134">Self Marker</text:p>
          <text:list>
            <text:list-item>
              <text:p text:style-name="P134">Draggable (sets Self geolocation)</text:p>
            </text:list-item>
            <text:list-item>
              <text:p text:style-name="P134">with Avatar Icon</text:p>
            </text:list-item>
          </text:list>
        </text:list-item>
        <text:list-item>
          <text:p text:style-name="P134">animated map markers to indicate indefinite sphere of influence (min/max radii)</text:p>
          <text:list>
            <text:list-item>
              <text:p text:style-name="P134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34">clustering: </text:p>
          <text:list>
            <text:list-item>
              <text:p text:style-name="P134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34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34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34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34">Scan</text:p>
          <text:list>
            <text:list-item>
              <text:p text:style-name="P134">get local results from server</text:p>
            </text:list-item>
          </text:list>
        </text:list-item>
        <text:list-item>
          <text:p text:style-name="P134">set current location</text:p>
        </text:list-item>
        <text:list-item>
          <text:p text:style-name="P134">optimized distance nearness function that can return false early in the computation (ex: already too far if dx &gt; maxDist^2)</text:p>
        </text:list-item>
        <text:list-item>
          <text:p text:style-name="P134">create new object at location</text:p>
        </text:list-item>
        <text:list-item>
          <text:p text:style-name="P134">create new object of specific radius</text:p>
        </text:list-item>
        <text:list-item>
          <text:p text:style-name="P134">create new object of specific polygon</text:p>
        </text:list-item>
        <text:list-item>
          <text:p text:style-name="P134">calculate routes for map line</text:p>
        </text:list-item>
        <text:list-item>
          <text:p text:style-name="P134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34">timeslider to adjust current time to compare ‘recent’ to</text:p>
        </text:list-item>
        <text:list-item>
          <text:p text:style-name="P134">Animation</text:p>
          <text:list>
            <text:list-item>
              <text:p text:style-name="P134">Cyclical Zoom-in / Zoom-out</text:p>
            </text:list-item>
          </text:list>
        </text:list-item>
        <text:list-item>
          <text:p text:style-name="P134">Display all tag icons for a given object</text:p>
          <text:list>
            <text:list-item>
              <text:p text:style-name="P134">periodically changing to next one</text:p>
            </text:list-item>
          </text:list>
        </text:list-item>
        <text:list-item>
          <text:p text:style-name="P134">semantic heatmap</text:p>
          <text:list>
            <text:list-item>
              <text:p text:style-name="P134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34">geolocate: find location by name</text:p>
          <text:list>
            <text:list-item>
              <text:p text:style-name="P134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0"><text:a xlink:type="simple" xlink:href="http://cesium.agi.com/"><text:span text:style-name="T10">Cesium</text:span></text:a> as alternative to OpenLayers</text:p>
        </text:list-item>
        <text:list-item>
          <text:p text:style-name="P93">Location detection, tracking, and manual repositioning (even without Map view)</text:p>
        </text:list-item>
        <text:list-item>
          <text:p text:style-name="P93">Multiple planets</text:p>
        </text:list-item>
        <text:list-item>
          <text:p text:style-name="P93">Embedded map layers (ex: floorplans)</text:p>
        </text:list-item>
      </text:list>
      <text:list xml:id="list114220623633909" text:continue-list="list8417346339044895493" text:style-name="LS2">
        <text:list-item>
          <text:h text:style-name="P273" text:outline-level="10">map layers: custom map layers defined by an image (ex: floorplan diagram), like tidepool</text:h>
        </text:list-item>
        <text:list-item>
          <text:h text:style-name="P263" text:outline-level="10">middle click on map to set focus to that location</text:h>
        </text:list-item>
        <text:list-item>
          <text:h text:style-name="P268" text:outline-level="10"><text:span text:style-name="T49">Verify </text:span>cesium <text:span text:style-name="T49">still works (displaying icons)</text:span></text:h>
        </text:list-item>
        <text:list-item>
          <text:h text:style-name="P269" text:outline-level="10">Open<text:span text:style-name="T51">L</text:span>ayers3?</text:h>
        </text:list-item>
        <text:list-item>
          <text:h text:style-name="P269" text:outline-level="10">Displays all objects containing geographic metadata.</text:h>
        </text:list-item>
        <text:list-item>
          <text:h text:style-name="P269" text:outline-level="10">OpenLayers with OpenStreetMaps layers</text:h>
        </text:list-item>
        <text:list-item>
          <text:h text:style-name="P269" text:outline-level="10">Bitmap icon (visible from any scale) + Vector polygon (scales, and clickable)</text:h>
        </text:list-item>
        <text:list-item>
          <text:h text:style-name="P269" text:outline-level="10">Remembers center position &amp; zoom</text:h>
        </text:list-item>
        <text:list-item>
          <text:h text:style-name="P269" text:outline-level="10">Displays icon for 1st tag of geolocated object</text:h>
        </text:list-item>
      </text:list>
      <text:h text:style-name="P337" text:outline-level="10"><text:span text:style-name="T37">C</text:span><text:span text:style-name="T36">hat View</text:span></text:h>
      <text:list xml:id="list6772590654674698318" text:style-name="LS5">
        <text:list-item>
          <text:p text:style-name="P236">press enter to send message</text:p>
        </text:list-item>
        <text:list-item>
          <text:p text:style-name="P236">roster visible</text:p>
        </text:list-item>
        <text:list-item>
          <text:p text:style-name="P259">message filtering via focus</text:p>
        </text:list-item>
      </text:list>
      <text:p text:style-name="P27"/>
      <text:p text:style-name="P29">TODO</text:p>
      <text:list xml:id="list2896502796205064769" text:style-name="L24">
        <text:list-item>
          <text:p text:style-name="P116">alternate message object renderer than what’s currently used in the list and grid views</text:p>
        </text:list-item>
        <text:list-item>
          <text:p text:style-name="P110">tag channel switch, +create channels (select tags)</text:p>
        </text:list-item>
        <text:list-item>
          <text:p text:style-name="P116">message tags inline with text, ex:</text:p>
          <text:list>
            <text:list-item>
              <text:p text:style-name="P116">i [#NEED] to get that</text:p>
            </text:list-item>
          </text:list>
        </text:list-item>
        <text:list-item>
          <text:h text:style-name="P208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08">chat view to be aware of profile additions/removals/changes (via backbone event)</text:p>
        </text:list-item>
        <text:list-item>
          <text:p text:style-name="P303">Geosemantic Chat</text:p>
          <text:list>
            <text:list-item>
              <text:p text:style-name="P316">geographic nearness and interest matching heuristic</text:p>
            </text:list-item>
            <text:list-item>
              <text:p text:style-name="P288">roster: show team (members of semantic space)</text:p>
            </text:list-item>
            <text:list-item>
              <text:p text:style-name="P288">incoming message stream, see: wireclub.com</text:p>
            </text:list-item>
            <text:list-item>
              <text:p text:style-name="P178">page-close behavior (log-out from chat)</text:p>
            </text:list-item>
          </text:list>
        </text:list-item>
      </text:list>
      <text:h text:style-name="P337" text:outline-level="10"><text:span text:style-name="T41">P</text:span><text:span text:style-name="T42">lugin </text:span><text:span text:style-name="T43">V</text:span><text:span text:style-name="T42">iew</text:span></text:h>
      <text:h text:style-name="P216" text:outline-level="10"><text:span text:style-name="T42">T</text:span><text:span text:style-name="T40">ODO</text:span></text:h>
      <text:list xml:id="list7354322150651832347" text:style-name="L25">
        <text:list-item>
          <text:h text:style-name="P155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26" text:outline-level="10">Table View</text:h>
      <text:p text:style-name="P7">TODO</text:p>
      <text:list xml:id="list4729781009481197034" text:style-name="L26">
        <text:list-item>
          <text:p text:style-name="P135">ex: jquery-tabl<text:bookmark text:name="h.6qlgccl764yf"/>e</text:p>
        </text:list-item>
      </text:list>
      <text:h text:style-name="P339" text:outline-level="10"><text:bookmark text:name="h.ahn8fu1jybmm"/>Timeline View</text:h>
      <text:p text:style-name="P7">TODO</text:p>
      <text:list xml:id="list2416598473502376607" text:style-name="L27">
        <text:list-item>
          <text:p text:style-name="P136">event labels, icons, colors</text:p>
        </text:list-item>
        <text:list-item>
          <text:p text:style-name="P136">category filters</text:p>
        </text:list-item>
        <text:list-item>
          <text:p text:style-name="P136">input: focus history</text:p>
        </text:list-item>
        <text:list-item>
          <text:p text:style-name="P136">demo: stock data</text:p>
        </text:list-item>
        <text:list-item>
          <text:p text:style-name="P209">demo: fukushima timeplot data</text:p>
        </text:list-item>
      </text:list>
      <text:p text:style-name="P60"/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8781127950375607003" text:style-name="LS34">
        <text:list-header>
          <text:p text:style-name="P137"/>
        </text:list-header>
      </text:list>
      <text:p text:style-name="P40">Themes</text:p>
      <text:list xml:id="list5400957375937322337" text:style-name="L28">
        <text:list-item>
          <text:list>
            <text:list-item>
              <text:p text:style-name="P138">Bright</text:p>
              <text:list>
                <text:list-item>
                  <text:p text:style-name="P138">[Bright derivatives]</text:p>
                </text:list-item>
              </text:list>
            </text:list-item>
            <text:list-item>
              <text:p text:style-name="P138">Dark</text:p>
              <text:list>
                <text:list-item>
                  <text:p text:style-name="P181">[Dark derivatives]</text:p>
                </text:list-item>
              </text:list>
            </text:list-item>
          </text:list>
        </text:list-item>
      </text:list>
      <text:p text:style-name="P11">TODO</text:p>
      <text:list xml:id="list3296935170245153850" text:style-name="LS59">
        <text:list-item>
          <text:p text:style-name="P139">Facebook</text:p>
        </text:list-item>
        <text:list-item>
          <text:p text:style-name="P139">Microsoft</text:p>
        </text:list-item>
        <text:list-item>
          <text:p text:style-name="P139">Apple</text:p>
        </text:list-item>
        <text:list-item>
          <text:p text:style-name="P139">Ubuntu</text:p>
        </text:list-item>
        <text:list-item>
          <text:p text:style-name="P139">Anonymous</text:p>
        </text:list-item>
        <text:list-item>
          <text:p text:style-name="P139">Whitehouse.gov</text:p>
        </text:list-item>
        <text:list-item>
          <text:p text:style-name="P139">CIA</text:p>
        </text:list-item>
        <text:list-item>
          <text:p text:style-name="P139">DARPA</text:p>
        </text:list-item>
        <text:list-item>
          <text:p text:style-name="P139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114220220234932" text:continue-list="list7354322150651832347" text:style-name="L25">
        <text:list-item>
          <text:h text:style-name="P210" text:outline-level="10">start with: github.com/automenta/curiosume_android -&gt; netention_andoid</text:h>
        </text:list-item>
        <text:list-item>
          <text:p text:style-name="P140">Wraps client functionality as an Android app enabling higher-frequency interaction and direct access to mobile device features such as Camera, GPS, Bluetooth, etc..</text:p>
        </text:list-item>
        <text:list-item>
          <text:p text:style-name="P140">A first version may simply consist of a WebView component linking to a remote web server’s page. <text:s/>Possibly with list of known servers to choose from on startup</text:p>
        </text:list-item>
        <text:list-item>
          <text:p text:style-name="P232">Curiosume Tasks (screens)</text:p>
        </text:list-item>
        <text:list-item>
          <text:p text:style-name="P140">Team</text:p>
          <text:list>
            <text:list-item>
              <text:p text:style-name="P140">combo box selection of known persons, including self</text:p>
            </text:list-item>
            <text:list-item>
              <text:p text:style-name="P140">display area of all tagged items.</text:p>
              <text:list>
                <text:list-item>
                  <text:p text:style-name="P140">if self, then they can be deleted, marked public/private</text:p>
                </text:list-item>
                <text:list-item>
                  <text:p text:style-name="P140">if self, can set location</text:p>
                </text:list-item>
              </text:list>
            </text:list-item>
          </text:list>
        </text:list-item>
        <text:list-item>
          <text:p text:style-name="P140">Browse</text:p>
          <text:list>
            <text:list-item>
              <text:p text:style-name="P140">wikitagger</text:p>
            </text:list-item>
            <text:list-item>
              <text:p text:style-name="P140">search box</text:p>
            </text:list-item>
          </text:list>
        </text:list-item>
        <text:list-item>
          <text:p text:style-name="P140">Match</text:p>
          <text:list>
            <text:list-item>
              <text:p text:style-name="P140">transmit (public components of) inventory to network or bluetooth or email</text:p>
            </text:list-item>
            <text:list-item>
              <text:h text:style-name="P211" text:outline-level="10">receive matches</text:h>
            </text:list-item>
          </text:list>
        </text:list-item>
      </text:list>
      <text:h text:style-name="P329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1074027023828143138" text:style-name="L29">
        <text:list-item>
          <text:p text:style-name="P141">name</text:p>
        </text:list-item>
        <text:list-item>
          <text:p text:style-name="P141">description</text:p>
        </text:list-item>
        <text:list-item>
          <text:p text:style-name="P141">geolocation</text:p>
        </text:list-item>
        <text:list-item>
          <text:p text:style-name="P141">tags, tagStrength</text:p>
        </text:list-item>
        <text:list-item>
          <text:p text:style-name="P159">createdAt</text:p>
        </text:list-item>
        <text:list-item>
          <text:p text:style-name="P222">modifiedAt</text:p>
        </text:list-item>
        <text:list-item>
          <text:p text:style-name="P141">author</text:p>
        </text:list-item>
        <text:list-item>
          <text:p text:style-name="P141">replyTo</text:p>
        </text:list-item>
        <text:list-item>
          <text:p text:style-name="P141">deleted?</text:p>
        </text:list-item>
      </text:list>
      <text:p text:style-name="P3"/>
      <text:p text:style-name="P65">TODO</text:p>
      <text:list xml:id="list5251328020022358925" text:style-name="L30">
        <text:list-item>
          <text:p text:style-name="P142">revision history</text:p>
        </text:list-item>
        <text:list-item>
          <text:p text:style-name="P142">hidden?</text:p>
        </text:list-item>
      </text:list>
      <text:h text:style-name="P330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4499522250657180430" text:style-name="LS16">
              <text:list-item>
                <text:p text:style-name="P243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7323363695806701837" text:style-name="LS17">
              <text:list-item>
                <text:p text:style-name="P244">the most recent objects added to the database, up to as many as specified by :num; returns json hash</text:p>
              </text:list-item>
            </text:list>
            <text:p text:style-name="P15"/>
            <text:p text:style-name="P26">/attention</text:p>
            <text:list xml:id="list7261294726561607748" text:style-name="LS18">
              <text:list-item>
                <text:p text:style-name="P245">lists the tag counts of all objects on server</text:p>
              </text:list-item>
            </text:list>
            <text:p text:style-name="P15"/>
            <text:p text:style-name="P26">/tag/:tag/json</text:p>
            <text:list xml:id="list6374057341501509010" text:style-name="LS19">
              <text:list-item>
                <text:p text:style-name="P246">array of all objects of a given tag. <text:s/>tag can be a simple string tag or a comma-separated list of tags</text:p>
              </text:list-item>
            </text:list>
            <text:p text:style-name="P15"/>
            <text:p text:style-name="P26">/users/json</text:p>
            <text:list xml:id="list6494582642102637281" text:style-name="LS20">
              <text:list-item>
                <text:p text:style-name="P247">all user profiles</text:p>
              </text:list-item>
            </text:list>
            <text:p text:style-name="P15"/>
            <text:p text:style-name="P26">/users/tag/rdf</text:p>
            <text:list xml:id="list3732540562797293315" text:style-name="LS21">
              <text:list-item>
                <text:p text:style-name="P248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2914888829075632466" text:style-name="LS22">
              <text:list-item>
                <text:p text:style-name="P234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8798414083394953803" text:style-name="LS23">
              <text:list-item>
                <text:p text:style-name="P249">returns wikipedia HTML result for a given query</text:p>
              </text:list-item>
            </text:list>
            <text:p text:style-name="P15"/>
            <text:p text:style-name="P26">/wiki/:tag/html</text:p>
            <text:list xml:id="list893112461611218493" text:style-name="LS24">
              <text:list-item>
                <text:p text:style-name="P250">returns wikipedia HTML result for a specific wikipage</text:p>
              </text:list-item>
            </text:list>
            <text:p text:style-name="P15"/>
            <text:p text:style-name="P26">/users/plan</text:p>
            <text:list xml:id="list1939088672363279846" text:style-name="LS25">
              <text:list-item>
                <text:p text:style-name="P251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4900589334929423731" text:style-name="LS26">
              <text:list-item>
                <text:p text:style-name="P252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52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1595397633928982982" text:style-name="LS27">
              <text:list-item>
                <text:p text:style-name="P253">skill RDF graph</text:p>
              </text:list-item>
            </text:list>
            <text:p text:style-name="P15"/>
            <text:p text:style-name="P26">/user/:userid/json</text:p>
            <text:list xml:id="list516079107466182850" text:style-name="LS28">
              <text:list-item>
                <text:p text:style-name="P254">all objects by author userid</text:p>
              </text:list-item>
            </text:list>
            <text:p text:style-name="P15"/>
            <text:p text:style-name="P26">/user/skill/rdf</text:p>
            <text:list xml:id="list5870565576806070449" text:style-name="LS29">
              <text:list-item>
                <text:p text:style-name="P255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55">latest :num objects authored by by users</text:p>
              </text:list-item>
            </text:list>
            <text:p text:style-name="P14"/>
            <text:p text:style-name="P27">/wiki/:wikitags/links/rdf</text:p>
            <text:list xml:id="list1309192444459429310" text:style-name="LS30">
              <text:list-item>
                <text:p text:style-name="P237">wikilink graph in RDF surround wikitags (separated by commas)</text:p>
                <text:p text:style-name="P182"/>
              </text:list-item>
            </text:list>
            <text:p text:style-name="P43">Generate DOT file for offline viewing (ex: Gephi)</text:p>
            <text:list xml:id="list114220538467541" text:continue-numbering="true" text:style-name="LS30">
              <text:list-item>
                <text:p text:style-name="P223">/<text:span text:style-name="T45">graph/skills/dot</text:span></text:p>
              </text:list-item>
              <text:list-item>
                <text:p text:style-name="P223">/<text:span text:style-name="T45">graph/skills/[:parentcategories]/dot</text:span></text:p>
              </text:list-item>
              <text:list-item>
                <text:p text:style-name="P224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23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39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50"/>
          </table:table-cell>
          <table:table-cell table:style-name="Table5.A1" office:value-type="string">
            <text:list xml:id="list9050023084434150812" text:style-name="LS32">
              <text:list-item>
                <text:p text:style-name="P300">Import and Export JSON dump</text:p>
              </text:list-item>
              <text:list-item>
                <text:p text:style-name="P289"><text:span text:style-name="T1">dht.js / </text:span><text:span text:style-name="T3">Bittorrent</text:span></text:p>
              </text:list-item>
              <text:list-item>
                <text:p text:style-name="P300">Telehash</text:p>
              </text:list-item>
              <text:list-item>
                <text:p text:style-name="P289"><text:span text:style-name="T1">Kademlia </text:span><text:span text:style-name="T8">Kadoh (Kademlia for node.js)</text:span></text:p>
              </text:list-item>
              <text:list-item>
                <text:p text:style-name="P302">Gnutella</text:p>
              </text:list-item>
              <text:list-item>
                <text:p text:style-name="P317">WASTE</text:p>
              </text:list-item>
              <text:list-item>
                <text:p text:style-name="P318">XMPP</text:p>
              </text:list-item>
            </text:list>
          </table:table-cell>
        </table:table-row>
      </table:table>
      <text:h text:style-name="P339" text:outline-level="10"><text:bookmark text:name="h.pi2xtqgacjcx"/><text:bookmark text:name="h.acm67hexqo1v"/>Remote URL Cache</text:h>
      <text:p text:style-name="P6">TODO</text:p>
      <text:list xml:id="list6804054390387803654" text:style-name="LS33">
        <text:list-item>
          <text:p text:style-name="P143">stores files</text:p>
        </text:list-item>
        <text:list-item>
          <text:p text:style-name="P143">unzips .zip, .kmz (and adjusts &lt;link&gt; url’s), etc..</text:p>
        </text:list-item>
        <text:list-item>
          <text:p text:style-name="P143">hosts on webserver as static content</text:p>
        </text:list-item>
        <text:list-item>
          <text:p text:style-name="P143">.gitignore’d</text:p>
        </text:list-item>
      </text:list>
      <text:p text:style-name="P3"/>
      <text:h text:style-name="P327" text:outline-level="10"><text:bookmark text:name="h.a886s3tvq5dg"/>Accessibility</text:h>
      <text:list xml:id="list1049879266698207471" text:style-name="LS35">
        <text:list-item>
          <text:p text:style-name="P292">Blind</text:p>
        </text:list-item>
        <text:list-item>
          <text:p text:style-name="P292">Deaf</text:p>
        </text:list-item>
        <text:list-item>
          <text:p text:style-name="P292">Pre-Symbolic / Non-Verbal / Gestural (Children, Paralyzed, Animals)</text:p>
        </text:list-item>
      </text:list>
      <text:p text:style-name="P63"/>
      <text:p text:style-name="P67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8676092042775776644" text:style-name="LS8">
              <text:list-item>
                <text:p text:style-name="P299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2207551406632267699" text:style-name="LS9">
              <text:list-item>
                <text:p text:style-name="P301">Windows (partially ready)</text:p>
              </text:list-item>
              <text:list-item>
                <text:p text:style-name="P301">Android</text:p>
              </text:list-item>
              <text:list-item>
                <text:p text:style-name="P301">OSX</text:p>
              </text:list-item>
              <text:list-item>
                <text:p text:style-name="P301">AppFog</text:p>
              </text:list-item>
              <text:list-item>
                <text:p text:style-name="P301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114220921035433" text:continue-list="list114221779255557" text:style-name="LS1">
        <text:list-item>
          <text:p text:style-name="P270"><text:span text:style-name="T20">E</text:span><text:span text:style-name="T18">xplain adaptive ontology system</text:span></text:p>
          <text:list>
            <text:list-item>
              <text:p text:style-name="P175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5">Introduction </text:p>
      <text:p text:style-name="P73">v2: google presentation</text:p>
      <text:p text:style-name="P73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3">v1: (openoffice format)</text:p>
      <text:p text:style-name="P73">https://github.com/automenta/netentionjs2/blob/master/doc/netention_introduction.odp </text:p>
      <text:p text:style-name="P73">v0: https://docs.google.com/presentation/d/1CwGqrWFNpmfr98FICXL8UDD6TcvGjx_5lyZzrw1R9tA/edit#slide=id.i120</text:p>
      <text:p text:style-name="P73"/>
      <text:p text:style-name="P73">Global survival system (alternate, openoffice format)</text:p>
      <text:p text:style-name="P73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4"/>
      <text:p text:style-name="P73">Netention applications: https://docs.google.com/presentation/d/1PwmiWFJ5l7sfk5k61dYk_ocgSo5qhGBQWYnCtyuWOTw/edit?usp=sharing</text:p>
      <text:p text:style-name="P73"/>
      <text:p text:style-name="P73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3"/>
      <text:p text:style-name="P73">Semantic Business Intelligence</text:p>
      <text:p text:style-name="P73">https://docs.google.com/presentation/d/17LQVk5b3sSTVOttgBhI8EEseb_kicLJMQq-BlDtNwNo/edit?usp=sharing </text:p>
      <text:p text:style-name="P73"/>
      <text:p text:style-name="P73">Netention Neighborhood</text:p>
      <text:p text:style-name="P73">https://docs.google.com/presentation/d/12CqfvbSfnI5dWccktxjBNeGZS6_tZAvRzhUdB-1kdXg/edit?usp=sharing </text:p>
      <text:p text:style-name="P73"/>
      <text:p text:style-name="P73">Ouishare</text:p>
      <text:p text:style-name="P73">https://docs.google.com/presentation/d/1aT7PdK54zL70P-MlZuxgQ6ASYg6pdxn6_Fcc9AIwIKM/edit?usp=sharing </text:p>
      <text:p text:style-name="P73"/>
      <text:p text:style-name="P73">Global suvival system</text:p>
      <text:p text:style-name="P73">https://docs.google.com/presentation/d/12SYeqG2CmQbt8A76Z8r0PVYHja3Ju1oV3AFbQFq_zdc/edit?usp=sharing </text:p>
      <text:p text:style-name="P73"/>
      <text:p text:style-name="P73">Naked Mind Protocol</text:p>
      <text:p text:style-name="P73">https://docs.google.com/presentation/d/1Q98meEH7ojKp1KIHKK-Q0nVhIJAYb2FgD5L6X46oya0/edit?usp=sharing</text:p>
      <text:p text:style-name="P76"/>
      <text:list xml:id="list114221123319609" text:continue-list="list71" text:style-name="LS1">
        <text:list-item>
          <text:list>
            <text:list-item>
              <text:list>
                <text:list-item>
                  <text:p text:style-name="P152">integrate original introduction to slides somewhere after slide #8</text:p>
                </text:list-item>
              </text:list>
            </text:list-item>
            <text:list-item>
              <text:p text:style-name="P131"><text:span text:style-name="T18">Netention Theory </text:span>presentation</text:p>
            </text:list-item>
            <text:list-item>
              <text:p text:style-name="P131"><text:span text:style-name="T18">Netention Systems </text:span>presentation</text:p>
            </text:list-item>
            <text:list-item>
              <text:p text:style-name="P131"><text:span text:style-name="T18">Netention Growth </text:span>presentation</text:p>
              <text:list>
                <text:list-item>
                  <text:p text:style-name="P152">crowdfunding</text:p>
                </text:list-item>
              </text:list>
            </text:list-item>
            <text:list-item>
              <text:p text:style-name="P131">earth beacon protocol presentation</text:p>
              <text:list>
                <text:list-item>
                  <text:p text:style-name="P225">integrate features of DisclosureProject ET Contact App</text:p>
                </text:list-item>
                <text:list-item>
                  <text:p text:style-name="P225">include CB/HAM radio</text:p>
                </text:list-item>
              </text:list>
            </text:list-item>
            <text:list-item>
              <text:p text:style-name="P131">avatar soundboard / video remix presentation</text:p>
              <text:list>
                <text:list-item>
                  <text:p text:style-name="P131">personal agents</text:p>
                </text:list-item>
                <text:list-item>
                  <text:p text:style-name="P131">artificial art</text:p>
                </text:list-item>
                <text:list-item>
                  <text:p text:style-name="P131">education entertainment (adhd)</text:p>
                </text:list-item>
              </text:list>
            </text:list-item>
            <text:list-item>
              <text:p text:style-name="P131">federated cyber militia presentation (w/ eric’s organization patterns)</text:p>
              <text:list>
                <text:list-item>
                  <text:p text:style-name="P131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1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1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1">first earth battalion</text:p>
                </text:list-item>
              </text:list>
            </text:list-item>
            <text:list-item>
              <text:h text:style-name="P212" text:outline-level="10">biosphere / noosphere optimization presentation</text:h>
            </text:list-item>
          </text:list>
        </text:list-item>
      </text:list>
      <text:h text:style-name="P340" text:outline-level="10"/>
      <text:h text:style-name="P324" text:outline-level="10"/>
      <text:h text:style-name="P334" text:outline-level="10"><text:bookmark text:name="h.f7sg7t9yg0qh"/><text:bookmark text:name="h.mmml1pxn2ui7"/>Client Memory</text:h>
      <text:list xml:id="list6912284595142916592" text:style-name="LS36">
        <text:list-item>
          <text:p text:style-name="P144">Stores objects as indexed keys.</text:p>
          <text:list>
            <text:list-item>
              <text:p text:style-name="P144">Limited to localStorage quota which is quite small</text:p>
            </text:list-item>
          </text:list>
        </text:list-item>
      </text:list>
      <text:p text:style-name="P1"/>
      <text:p text:style-name="P5">TODO</text:p>
      <text:list xml:id="list2576178751048517076" text:style-name="LS13">
        <text:list-item>
          <text:p text:style-name="P304">indexedDB support - enables larger client-side datastore</text:p>
          <text:list>
            <text:list-item>
              <text:p text:style-name="P304">with WARNING when quota may be near exceeded</text:p>
            </text:list-item>
          </text:list>
        </text:list-item>
        <text:list-item>
          <text:p text:style-name="P293">attention vector : map&lt;object,interest&gt;</text:p>
        </text:list-item>
        <text:list-item>
          <text:p text:style-name="P293">forgetting: keeps total # of objects in server and client within range (ex: &lt; 10k) based on attention</text:p>
        </text:list-item>
        <text:list-item>
          <text:p text:style-name="P293">spreading</text:p>
        </text:list-item>
        <text:list-item>
          <text:p text:style-name="P293">importance classifier: classifies incoming objects according to its features to predict the user’s interest in it (0..1.0)</text:p>
          <text:list>
            <text:list-item>
              <text:p text:style-name="P293">author, age, etc..</text:p>
            </text:list-item>
            <text:list-item>
              <text:p text:style-name="P293">use an encog component to automatically learn user’s classification parameters</text:p>
            </text:list-item>
            <text:list-item>
              <text:p text:style-name="P293">this is analogous to google’s important inbox feature</text:p>
            </text:list-item>
          </text:list>
        </text:list-item>
      </text:list>
      <text:h text:style-name="P331" text:outline-level="10"/>
      <text:p text:style-name="P62"/>
      <text:h text:style-name="P345" text:outline-level="10"><text:bookmark text:name="h.x3cy6cj05bsq"/>Deprecated Focuses</text:h>
      <text:h text:style-name="P347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05">highlight currently selected tag(s)</text:p>
              </text:list-item>
              <text:list-item>
                <text:p text:style-name="P305">allow multiple tag selection</text:p>
              </text:list-item>
              <text:list-item>
                <text:p text:style-name="P305">allow strength-based tag selection</text:p>
              </text:list-item>
              <text:list-item>
                <text:p text:style-name="P305">order by most tags</text:p>
              </text:list-item>
              <text:list-item>
                <text:p text:style-name="P305">show other information about each tag, live update where necessary</text:p>
              </text:list-item>
              <text:list-item>
                <text:p text:style-name="P290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290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90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24" text:outline-level="10"><text:bookmark text:name="h.s7n5aqjpud95"/></text:h>
      <text:h text:style-name="P324" text:outline-level="10"><text:bookmark text:name="h.jw15k9k3fsa7"/>Favorite Tagger</text:h>
      <text:p text:style-name="P5">TODO</text:p>
      <text:list xml:id="list7987498897215434497" text:style-name="LS45">
        <text:list-item>
          <text:p text:style-name="P145">Show added favorites</text:p>
        </text:list-item>
      </text:list>
      <text:h text:style-name="P321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6337198440979449819" text:style-name="LS46">
        <text:list-item>
          <text:p text:style-name="P146">quick publish current emotion (button)</text:p>
        </text:list-item>
      </text:list>
      <text:h text:style-name="P324" text:outline-level="10"><text:bookmark text:name="h.e0k9y4n8cgyw"/>Other Taggers</text:h>
      <text:p text:style-name="P5">TODO</text:p>
      <text:list xml:id="list411" text:style-name="LS13">
        <text:list-item>
          <text:p text:style-name="P293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293">ivan’s circle menu</text:p>
        </text:list-item>
        <text:list-item>
          <text:p text:style-name="P293">metamaps spinning carousel menu</text:p>
        </text:list-item>
        <text:list-item>
          <text:p text:style-name="P306">Dashboard/Home screen</text:p>
        </text:list-item>
      </text:list>
      <text:h text:style-name="P335" text:outline-level="10"/>
      <text:h text:style-name="P324" text:outline-level="10"><text:bookmark text:name="h.r8m7vi6s1sfs"/>Focus Keyword</text:h>
      <text:p text:style-name="P35"><text:span text:style-name="T12">TODO</text:span> Filtering by keyword.</text:p>
      <text:h text:style-name="P321" text:outline-level="10"><text:bookmark text:name="h.k1jvsv5q5trx"/><office:annotation><dc:date>0000-00-00T00:00:00</dc:date><text:p text:style-name="P349"><text:span text:style-name="T1">Dorotea Mar:</text:span></text:p><text:p text:style-name="P349"><text:span text:style-name="T1">i like the name :) maybe let's put some examples, also for the needs tagger</text:span></text:p></office:annotation>Human Body Tagger</text:h>
      <text:h text:style-name="P324" text:outline-level="10"><text:bookmark text:name="h.aac4785y2hq4"/>Needs Tagger</text:h>
      <text:h text:style-name="P334" text:outline-level="10"><text:bookmark text:name="h.ttrlqfxiy928"/><text:bookmark text:name="h.2c74luo8gpyj"/>Home View</text:h>
      <text:p text:style-name="P5">TODO</text:p>
      <text:list xml:id="list418" text:style-name="LS13">
        <text:list-item>
          <text:p text:style-name="P293">includes map, recent items, and stats</text:p>
        </text:list-item>
        <text:list-item>
          <text:p text:style-name="P293">requests fullsize</text:p>
        </text:list-item>
      </text:list>
      <text:h text:style-name="P334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6525328836458733091" text:style-name="LS47">
        <text:list-item>
          <text:p text:style-name="P294">jQuery plugin, with demonstrated multi-instantiability on single document OK</text:p>
        </text:list-item>
        <text:list-item>
          <text:p text:style-name="P294">Sentencizing OK</text:p>
        </text:list-item>
        <text:list-item>
          <text:p text:style-name="P294">Text-to-speech</text:p>
        </text:list-item>
        <text:list-item>
          <text:p text:style-name="P294">Preserve links and images in frames</text:p>
        </text:list-item>
        <text:list-item>
          <text:p text:style-name="P294">Image Search</text:p>
        </text:list-item>
        <text:list-item>
          <text:p text:style-name="P294">Add current sentence to attention set (as # anchor to the base page URL)</text:p>
        </text:list-item>
        <text:list-item>
          <text:p text:style-name="P147">jQuery Mobile Dragging for next/prev and font-size</text:p>
        </text:list-item>
      </text:list>
      <text:list xml:id="list5322640543488388441" text:style-name="LS48">
        <text:list-item>
          <text:p text:style-name="P295">Rapid presentation mode: “Neuro Download”</text:p>
        </text:list-item>
      </text:list>
      <text:p text:style-name="P54"><text:bookmark text:name="h.os3nowd9a4kh"/></text:p>
      <text:h text:style-name="P333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1">TODO</text:p>
      <text:list xml:id="list496" text:style-name="LS13">
        <text:list-item>
          <text:p text:style-name="P293">Server plugins provide Focus modes to client</text:p>
        </text:list-item>
      </text:list>
      <text:p text:style-name="P48">KML</text:p>
      <text:p text:style-name="P38">TODO</text:p>
      <text:list xml:id="list114220190745125" text:continue-list="list114220921035433" text:style-name="LS1">
        <text:list-item>
          <text:p text:style-name="P214">Interest in KML file</text:p>
        </text:list-item>
        <text:list-item>
          <text:p text:style-name="P226">Security permission on /input/ endpoints</text:p>
        </text:list-item>
        <text:list-item>
          <text:p text:style-name="P220">KML output</text:p>
        </text:list-item>
        <text:list-item>
          <text:h text:style-name="P319" text:outline-level="10">GeoJSON output</text:h>
        </text:list-item>
      </text:list>
      <text:h text:style-name="P346" text:outline-level="10"><text:bookmark text:name="h.sluvipli6v5q"/>Facetime Plugin</text:h>
      <text:p text:style-name="P5">TODO</text:p>
      <text:list xml:id="list497" text:style-name="LS13">
        <text:list-item>
          <text:p text:style-name="P293">identify people in close proximity that you can explore “face time” with (sent as private messages)</text:p>
        </text:list-item>
      </text:list>
      <text:h text:style-name="P343" text:outline-level="10"><text:bookmark text:name="h.normqaweovxl"/>Jam Plugin</text:h>
      <text:p text:style-name="P5">TODO</text:p>
      <text:list xml:id="list498" text:style-name="LS13">
        <text:list-item>
          <text:p text:style-name="P293">identify people with musical instruments in close proximity that can form bands</text:p>
        </text:list-item>
      </text:list>
      <text:h text:style-name="P343" text:outline-level="10"><text:bookmark text:name="h.ut5oul5ze08w"/>Emotion Detector Plugin</text:h>
      <text:p text:style-name="P5">TODO</text:p>
      <text:list xml:id="list499" text:style-name="LS13">
        <text:list-item>
          <text:p text:style-name="P293">clarify emotional context of previously authored objects using one or more sentiment analysis algorithms</text:p>
        </text:list-item>
      </text:list>
      <text:h text:style-name="P343" text:outline-level="10"><text:bookmark text:name="h.9zfnabqb4yf5"/>Craigslist Plugin</text:h>
      <text:p text:style-name="P5">TODO</text:p>
      <text:list xml:id="list500" text:style-name="LS13">
        <text:list-item>
          <text:p text:style-name="P293">get craigslist items from appropriate RSS feed, and apply relevant tags</text:p>
        </text:list-item>
        <text:list-item>
          <text:p text:style-name="P293">craigslist enhancements</text:p>
        </text:list-item>
      </text:list>
      <text:h text:style-name="P343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293">“happy &lt;-&gt; sad” / “rich &lt;-&gt; poor” @afxdeadcode bot functionality</text:p>
            </text:list-item>
            <text:list-item>
              <text:p text:style-name="P293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2839188461260927819" text:style-name="LS50">
        <text:list-item>
          <text:p text:style-name="P296">Environment-dependent (relevance predicate)</text:p>
        </text:list-item>
        <text:list-item>
          <text:p text:style-name="P296">Chat Bots</text:p>
        </text:list-item>
        <text:list-item>
          <text:p text:style-name="P296">Administrator “add new product” pages, with environment simulation</text:p>
        </text:list-item>
        <text:list-item>
          <text:p text:style-name="P148">Implemented as Support for an Intention</text:p>
        </text:list-item>
      </text:list>
      <text:list xml:id="list508" text:style-name="LS13">
        <text:list-item>
          <text:list>
            <text:list-item>
              <text:p text:style-name="P293">demographics reports: produce data reports of analyzed trends, sentiments, etc.. useful for selling to marketing business.</text:p>
            </text:list-item>
            <text:list-item>
              <text:p text:style-name="P293">product wars: incite fights between consumers of competing products</text:p>
            </text:list-item>
            <text:list-item>
              <text:p text:style-name="P293">twitter local tweets:</text:p>
              <text:list>
                <text:list-item>
                  <text:p text:style-name="P293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293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293">SendToTwitter(username=...) if multiple bots are registered on the server</text:p>
                </text:list-item>
                <text:list-item>
                  <text:p text:style-name="P293">attempt to send pending replies to messages previously received from twitter</text:p>
                </text:list-item>
              </text:list>
            </text:list-item>
            <text:list-item>
              <text:p text:style-name="P293">OSM: interest (“curiosity”) in amenities for a given location is noticed by the plugin to yield the OSM amenity data</text:p>
            </text:list-item>
            <text:list-item>
              <text:p text:style-name="P293">RSS: created post objects inherit all other tags of the (creating) feed</text:p>
            </text:list-item>
            <text:list-item>
              <text:p text:style-name="P293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34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3449609819855983372" text:style-name="LS51">
              <text:list-item>
                <text:p text:style-name="P291"><office:annotation><dc:date>0000-00-00T00:00:00</dc:date><text:p text:style-name="P349"><text:span text:style-name="T1">Eimhin David:</text:span></text:p><text:p text:style-name="P349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07">Post photo/video/audio clips to map markers with time stamps, and the ability to view the content in a popup balloon or rss feed.</text:p>
              </text:list-item>
              <text:list-item>
                <text:p text:style-name="P291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07">Subscribe to text/sms/email updates for events you predefine (environmental pollution, 50 mile radius from my home, email me or tsunami alert/earthquake/tornado)</text:p>
              </text:list-item>
              <text:list-item>
                <text:p text:style-name="P307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91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07">Post anonymous content, which is private and encrypted (long term goal)</text:p>
              </text:list-item>
              <text:list-item>
                <text:p text:style-name="P307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36" text:outline-level="10"><text:bookmark text:name="h.krl7qrkwpknw"/>Old, but may content relevant items: </text:h>
      <text:h text:style-name="P332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08">send essential objects on connect:</text:p>
              <text:list>
                <text:list-item>
                  <text:p text:style-name="P309">user’s own objects “mine”</text:p>
                </text:list-item>
                <text:list-item>
                  <text:p text:style-name="P309">tags</text:p>
                </text:list-item>
                <text:list-item>
                  <text:p text:style-name="P308">most recent</text:p>
                </text:list-item>
              </text:list>
            </text:list-item>
            <text:list-item>
              <text:p text:style-name="P308">getGeolocation</text:p>
              <text:list>
                <text:list-item>
                  <text:p text:style-name="P308">consider both primitive spacepoint property and first property with it</text:p>
                </text:list-item>
              </text:list>
            </text:list-item>
            <text:list-item>
              <text:p text:style-name="P308">fix relevant not updating when /tag/ accessed</text:p>
            </text:list-item>
            <text:list-item>
              <text:p text:style-name="P308">add primitive tag</text:p>
            </text:list-item>
            <text:list-item>
              <text:p text:style-name="P308">add color primitive data type</text:p>
            </text:list-item>
            <text:list-item>
              <text:p text:style-name="P308">add tag property, with type select (requires new meta-primitive)</text:p>
            </text:list-item>
            <text:list-item>
              <text:p text:style-name="P308">db stores involved tags as cache for fast index queries; removes the cache property from retrieved DB object</text:p>
            </text:list-item>
            <text:list-item>
              <text:p text:style-name="P308">CompleteObject loaded from menu/url</text:p>
            </text:list-item>
            <text:list-item>
              <text:p text:style-name="P308">complete object manipulation unit tests</text:p>
            </text:list-item>
            <text:list-item>
              <text:p text:style-name="P310">fix the matching plugins, for basic object matching</text:p>
              <text:list>
                <text:list-item>
                  <text:p text:style-name="P310">human age match</text:p>
                </text:list-item>
                <text:list-item>
                  <text:p text:style-name="P310">musical instrument match</text:p>
                </text:list-item>
              </text:list>
            </text:list-item>
            <text:list-item>
              <text:p text:style-name="P308">obey min/max property arity, affects tag display and property adding behavior</text:p>
            </text:list-item>
            <text:list-item>
              <text:p text:style-name="P293">on startup, download all of a user’s objects first, then get other objects according to interests and recency. </text:p>
              <text:list>
                <text:list-item>
                  <text:p text:style-name="P293"><text:s/>interest modes:</text:p>
                  <text:list>
                    <text:list-item>
                      <text:p text:style-name="P293">geolocation</text:p>
                    </text:list-item>
                    <text:list-item>
                      <text:p text:style-name="P293">tag vector</text:p>
                    </text:list-item>
                    <text:list-item>
                      <text:p text:style-name="P293"/>
                    </text:list-item>
                  </text:list>
                </text:list-item>
              </text:list>
            </text:list-item>
            <text:list-item>
              <text:p text:style-name="P293">add a restartEvery parameter to plugins to have them stopped and restarted at periodic intervals</text:p>
            </text:list-item>
            <text:list-item>
              <text:p text:style-name="P293">tag recommendations:</text:p>
              <text:list>
                <text:list-item>
                  <text:p text:style-name="P293">stemming on english words</text:p>
                  <text:list>
                    <text:list-item>
                      <text:p text:style-name="P293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293">variable score result 0..1.0, indicated with sort order and font size</text:p>
                </text:list-item>
                <text:list-item>
                  <text:p text:style-name="P293">display in bottom section below all tags</text:p>
                </text:list-item>
                <text:list-item>
                  <text:p text:style-name="P293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08">find relevant (geographically near) objects when only a spacepoint is in (edited) focus</text:p>
            </text:list-item>
            <text:list-item>
              <text:p text:style-name="P308">indicate when the DB isnt running</text:p>
            </text:list-item>
            <text:list-item>
              <text:p text:style-name="P308">merge properties from duplicate tags on ontology loads</text:p>
            </text:list-item>
            <text:list-item>
              <text:p text:style-name="P311">user IP -&gt; becomes a known IP object that can become geo-IP resolved as a “location of interest” to ponder inference results</text:p>
            </text:list-item>
            <text:list-item>
              <text:p text:style-name="P311">mousewheel on applied Tag to adjust strength; adjusts font-size of displayed applied tag</text:p>
            </text:list-item>
            <text:list-item>
              <text:p text:style-name="P311">loaded and unloaded plugins reified as objects themselves</text:p>
            </text:list-item>
            <text:list-item>
              <text:p text:style-name="P311">“Forecast” tag modeled after Foresight Engine</text:p>
              <text:list>
                <text:list-item>
                  <text:p text:style-name="P293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12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12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293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12">No way!” If you disagree, play an antagonism card.</text:p>
                    </text:list-item>
                    <text:list-item>
                      <text:p text:style-name="P312">“Yes! And…” If you agree, play a momentum card.</text:p>
                    </text:list-item>
                    <text:list-item>
                      <text:p text:style-name="P312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12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11">make cortexit.js optional using try/catch on module require</text:p>
            </text:list-item>
            <text:list-item>
              <text:p text:style-name="P311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293">object properties</text:p>
              <text:list>
                <text:list-item>
                  <text:p text:style-name="P293">shown in graph view as edges</text:p>
                </text:list-item>
              </text:list>
            </text:list-item>
            <text:list-item>
              <text:p text:style-name="P308">remove text display of name in message, just add ‘title=’ to displayed avatar icon</text:p>
            </text:list-item>
            <text:list-item>
              <text:p text:style-name="P308">add ‘(Me)’ to a displayed Self object that matches clientID</text:p>
            </text:list-item>
            <text:list-item>
              <text:p text:style-name="P308">team focus w/ filter for individual authors</text:p>
              <text:list>
                <text:list-item>
                  <text:p text:style-name="P308">private message</text:p>
                </text:list-item>
                <text:list-item>
                  <text:p text:style-name="P308">private video conference</text:p>
                </text:list-item>
                <text:list-item>
                  <text:p text:style-name="P308">“pay...”</text:p>
                </text:list-item>
                <text:list-item>
                  <text:p text:style-name="P308">trust: unknown</text:p>
                </text:list-item>
                <text:list-item>
                  <text:p text:style-name="P308">last activity: unknown</text:p>
                </text:list-item>
              </text:list>
            </text:list-item>
            <text:list-item>
              <text:p text:style-name="P308">cloning adds ‘clonedFrom:’ field</text:p>
            </text:list-item>
            <text:list-item>
              <text:p text:style-name="P308">“Understand” focus - natural language input w/ iterative disambiguation per sentence</text:p>
            </text:list-item>
            <text:list-item>
              <text:p text:style-name="P308">initMiniMap() - should use self’s geolocation as default starting position</text:p>
            </text:list-item>
            <text:list-item>
              <text:p text:style-name="P293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293">proxy file request caching to avoid refetching on repeated or same requests from multiple people</text:p>
            </text:list-item>
            <text:list-item>
              <text:p text:style-name="P293">use default view on startup, don’t leave blank</text:p>
            </text:list-item>
            <text:list-item>
              <text:p text:style-name="P293">“see relevant” item in focus save menu (underneath ‘export’) -&gt; set list semantics to relevance, etc.. update view</text:p>
            </text:list-item>
            <text:list-item>
              <text:p text:style-name="P293">“team” main menu link = relevant to “user” = /tag/general.User</text:p>
            </text:list-item>
            <text:list-item>
              <text:p text:style-name="P293">tag cloud in report with links to /tag/*</text:p>
            </text:list-item>
            <text:list-item>
              <text:p text:style-name="P293">layouts:</text:p>
              <text:list>
                <text:list-item>
                  <text:p text:style-name="P293">hide / minimize / maximize (like blogger) focus section</text:p>
                </text:list-item>
              </text:list>
            </text:list-item>
            <text:list-item>
              <text:p text:style-name="P293">themes</text:p>
              <text:list>
                <text:list-item>
                  <text:p text:style-name="P293">styling of tag buttons both in focus editor and in object view to resemble each other</text:p>
                </text:list-item>
                <text:list-item>
                  <text:p text:style-name="P293">...automatically download and install css/bootstrap themes?</text:p>
                </text:list-item>
                <text:list-item>
                  <text:p text:style-name="P293">sounds?</text:p>
                </text:list-item>
              </text:list>
            </text:list-item>
            <text:list-item>
              <text:p text:style-name="P293">ontology search: include matches for tags and properties, their names and descriptions</text:p>
            </text:list-item>
            <text:list-item>
              <text:p text:style-name="P293">“traveling mode“ and advanced location settings, including basic location selector modal dialog</text:p>
            </text:list-item>
            <text:list-item>
              <text:p text:style-name="P293">_.extend() objects with utility methods</text:p>
            </text:list-item>
            <text:list-item>
              <text:p text:style-name="P293">focus/popup a specific object, fullscreen</text:p>
            </text:list-item>
            <text:list-item>
              <text:p text:style-name="P293">{Live update | Pagination} modes</text:p>
            </text:list-item>
            <text:list-item>
              <text:p text:style-name="P293">Relevance highlights tag button widgets (which are used in both focus editor and object viewer)</text:p>
            </text:list-item>
            <text:list-item>
              <text:p text:style-name="P293">fontsize adjust slider(s)</text:p>
            </text:list-item>
            <text:list-item>
              <text:p text:style-name="P293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293">text-to-speech</text:p>
            </text:list-item>
            <text:list-item>
              <text:p text:style-name="P293">plugin dependencies</text:p>
            </text:list-item>
            <text:list-item>
              <text:p text:style-name="P293">mobile site (extensive use of modal dialogs and sliding/toggling modes)</text:p>
            </text:list-item>
            <text:list-item>
              <text:p text:style-name="P293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293">popup/tooltip wikipedia mobile view for annotated terms. ex: “Food” -&gt; en.wikipedia.org/wiki/Food</text:p>
            </text:list-item>
            <text:list-item>
              <text:p text:style-name="P293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293">favorites: keeps attention “pinned” for certain objects at varying levels; ensures they wont be forgotten</text:p>
            </text:list-item>
            <text:list-item>
              <text:p text:style-name="P293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41" text:outline-level="10"/>
      <text:h text:style-name="P342" text:outline-level="10"><text:bookmark text:name="id.x8lrndfsfwth"/><text:bookmark text:name="h.ag1474oxgekq"/><text:bookmark text:name="h.e6ktshop07yc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7158314518748343848" text:style-name="LS54">
              <text:list-item>
                <text:p text:style-name="P256">Biometrics</text:p>
                <text:list>
                  <text:list-item>
                    <text:p text:style-name="P256">Age</text:p>
                  </text:list-item>
                  <text:list-item>
                    <text:p text:style-name="P256">Weight</text:p>
                  </text:list-item>
                  <text:list-item>
                    <text:p text:style-name="P256">Height</text:p>
                  </text:list-item>
                  <text:list-item>
                    <text:p text:style-name="P256">Gender</text:p>
                  </text:list-item>
                  <text:list-item>
                    <text:p text:style-name="P256">Temperature</text:p>
                  </text:list-item>
                  <text:list-item>
                    <text:p text:style-name="P256">Ethnicity</text:p>
                  </text:list-item>
                  <text:list-item>
                    <text:p text:style-name="P256">Blood type</text:p>
                  </text:list-item>
                  <text:list-item>
                    <text:p text:style-name="P256">Genetics</text:p>
                  </text:list-item>
                  <text:list-item>
                    <text:p text:style-name="P256">Pulse Rate &amp; Variability</text:p>
                  </text:list-item>
                  <text:list-item>
                    <text:p text:style-name="P256">Blood Pressure</text:p>
                  </text:list-item>
                  <text:list-item>
                    <text:p text:style-name="P256">Breathing Rate</text:p>
                  </text:list-item>
                  <text:list-item>
                    <text:p text:style-name="P256">...</text:p>
                  </text:list-item>
                </text:list>
              </text:list-item>
              <text:list-item>
                <text:p text:style-name="P256">Hunger / Thirst</text:p>
                <text:list>
                  <text:list-item>
                    <text:p text:style-name="P256">...</text:p>
                  </text:list-item>
                </text:list>
              </text:list-item>
              <text:list-item>
                <text:p text:style-name="P256">Memory</text:p>
              </text:list-item>
              <text:list-item>
                <text:p text:style-name="P238">Focus</text:p>
              </text:list-item>
              <text:list-item>
                <text:p text:style-name="P238">Mood</text:p>
                <text:list>
                  <text:list-item>
                    <text:p text:style-name="P238">Stability</text:p>
                  </text:list-item>
                  <text:list-item>
                    <text:p text:style-name="P238">Presence of Depression</text:p>
                  </text:list-item>
                  <text:list-item>
                    <text:p text:style-name="P238">Presence of Euphoria</text:p>
                  </text:list-item>
                </text:list>
              </text:list-item>
              <text:list-item>
                <text:p text:style-name="P238">Energy</text:p>
              </text:list-item>
              <text:list-item>
                <text:p text:style-name="P238">Relax</text:p>
              </text:list-item>
              <text:list-item>
                <text:p text:style-name="P238">Athletic Performance</text:p>
              </text:list-item>
              <text:list-item>
                <text:p text:style-name="P238">Illness</text:p>
              </text:list-item>
              <text:list-item>
                <text:p text:style-name="P238">Injury</text:p>
                <text:list>
                  <text:list-item>
                    <text:p text:style-name="P238">[per body part]</text:p>
                  </text:list-item>
                </text:list>
              </text:list-item>
              <text:list-item>
                <text:p text:style-name="P238">Need to Detox and Stop...</text:p>
                <text:list>
                  <text:list-item>
                    <text:p text:style-name="P238">Alcohol Addiction</text:p>
                  </text:list-item>
                  <text:list-item>
                    <text:p text:style-name="P238">Opiate Addiction</text:p>
                  </text:list-item>
                  <text:list-item>
                    <text:p text:style-name="P238">Cocaine / Amphetamine Addiction</text:p>
                  </text:list-item>
                  <text:list-item>
                    <text:p text:style-name="P238">Benzodiazepine Addiction</text:p>
                  </text:list-item>
                  <text:list-item>
                    <text:p text:style-name="P238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5674560180953364463" text:style-name="LS55">
              <text:list-item>
                <text:p text:style-name="P239">Time </text:p>
                <text:list>
                  <text:list-item>
                    <text:p text:style-name="P239">of Day</text:p>
                  </text:list-item>
                  <text:list-item>
                    <text:p text:style-name="P239">of Year</text:p>
                  </text:list-item>
                </text:list>
              </text:list-item>
              <text:list-item>
                <text:p text:style-name="P239">Weather</text:p>
                <text:list>
                  <text:list-item>
                    <text:p text:style-name="P239">Rain Storm</text:p>
                  </text:list-item>
                  <text:list-item>
                    <text:p text:style-name="P239">Snow</text:p>
                  </text:list-item>
                  <text:list-item>
                    <text:p text:style-name="P239">Tropical Storm</text:p>
                  </text:list-item>
                  <text:list-item>
                    <text:p text:style-name="P239">Hurricane</text:p>
                  </text:list-item>
                  <text:list-item>
                    <text:p text:style-name="P239">Tornado</text:p>
                  </text:list-item>
                  <text:list-item>
                    <text:p text:style-name="P239">Tsunami</text:p>
                  </text:list-item>
                  <text:list-item>
                    <text:p text:style-name="P239">..</text:p>
                  </text:list-item>
                </text:list>
              </text:list-item>
              <text:list-item>
                <text:p text:style-name="P239">Pollution</text:p>
                <text:list>
                  <text:list-item>
                    <text:p text:style-name="P239">Air/Water Quality</text:p>
                  </text:list-item>
                  <text:list-item>
                    <text:p text:style-name="P239">Radiation</text:p>
                  </text:list-item>
                  <text:list-item>
                    <text:p text:style-name="P239">Electrosmog</text:p>
                  </text:list-item>
                  <text:list-item>
                    <text:p text:style-name="P239">...</text:p>
                  </text:list-item>
                </text:list>
              </text:list-item>
              <text:list-item>
                <text:p text:style-name="P239">Crime</text:p>
              </text:list-item>
              <text:list-item>
                <text:p text:style-name="P239">Economic</text:p>
              </text:list-item>
              <text:list-item>
                <text:p text:style-name="P239">Sociopolitical</text:p>
                <text:list>
                  <text:list-item>
                    <text:p text:style-name="P239">Vote</text:p>
                  </text:list-item>
                  <text:list-item>
                    <text:p text:style-name="P239">Taxes</text:p>
                  </text:list-item>
                  <text:list-item>
                    <text:p text:style-name="P239">...</text:p>
                  </text:list-item>
                </text:list>
              </text:list-item>
              <text:list-item>
                <text:p text:style-name="P239">Cultural</text:p>
                <text:list>
                  <text:list-item>
                    <text:p text:style-name="P239">Holidays</text:p>
                  </text:list-item>
                </text:list>
              </text:list-item>
              <text:list-item>
                <text:p text:style-name="P239">Farming / Plant Maintenance</text:p>
              </text:list-item>
            </text:list>
            <text:p text:style-name="P13"/>
            <text:p text:style-name="P17">Resource Inventory</text:p>
            <text:list xml:id="list6397968226444629679" text:style-name="LS56">
              <text:list-item>
                <text:p text:style-name="P240">[Item, Quantity]</text:p>
              </text:list-item>
              <text:list-item>
                <text:p text:style-name="P240">Cash [Currency, Quantity]</text:p>
              </text:list-item>
            </text:list>
            <text:p text:style-name="P13"/>
            <text:p text:style-name="P17">Social Conditions</text:p>
            <text:list xml:id="list5134574687457895183" text:style-name="LS57">
              <text:list-item>
                <text:p text:style-name="P241">Relationship Quality</text:p>
                <text:list>
                  <text:list-item>
                    <text:p text:style-name="P241">Animals / Pets</text:p>
                  </text:list-item>
                  <text:list-item>
                    <text:p text:style-name="P241">Strangers</text:p>
                  </text:list-item>
                  <text:list-item>
                    <text:p text:style-name="P241">Coworker</text:p>
                  </text:list-item>
                  <text:list-item>
                    <text:p text:style-name="P241">Student / Teacher</text:p>
                  </text:list-item>
                  <text:list-item>
                    <text:p text:style-name="P241">Friend</text:p>
                  </text:list-item>
                  <text:list-item>
                    <text:p text:style-name="P241">Family</text:p>
                  </text:list-item>
                  <text:list-item>
                    <text:p text:style-name="P241">Roommate</text:p>
                  </text:list-item>
                  <text:list-item>
                    <text:p text:style-name="P241">Boyfriend/Girlfriend</text:p>
                  </text:list-item>
                  <text:list-item>
                    <text:p text:style-name="P241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5760192654598741161" text:style-name="LS58">
              <text:list-item>
                <text:p text:style-name="P242">Acquire Item (ex: store purchase or borrow/trade)</text:p>
              </text:list-item>
              <text:list-item>
                <text:p text:style-name="P242">Consume Item</text:p>
                <text:list>
                  <text:list-item>
                    <text:p text:style-name="P242">Quantity Range (Dose)</text:p>
                  </text:list-item>
                  <text:list-item>
                    <text:p text:style-name="P242">Frequency</text:p>
                  </text:list-item>
                  <text:list-item>
                    <text:p text:style-name="P242">Ingestion Method</text:p>
                    <text:list>
                      <text:list-item>
                        <text:p text:style-name="P242">Orally</text:p>
                      </text:list-item>
                      <text:list-item>
                        <text:p text:style-name="P242">Sublingually</text:p>
                      </text:list-item>
                      <text:list-item>
                        <text:p text:style-name="P242">IV</text:p>
                      </text:list-item>
                      <text:list-item>
                        <text:p text:style-name="P242">…</text:p>
                      </text:list-item>
                    </text:list>
                  </text:list-item>
                  <text:list-item>
                    <text:p text:style-name="P242">Ingestion Activity (dose response curves vs. time, for warning when a drug is biologically effective or ineffective)</text:p>
                  </text:list-item>
                  <text:list-item>
                    <text:p text:style-name="P242">Contraindications/Indications</text:p>
                  </text:list-item>
                </text:list>
              </text:list-item>
              <text:list-item>
                <text:p text:style-name="P242">Gather / Ready / Deploy / Attend_to Item (get it ready for use)</text:p>
                <text:list>
                  <text:list-item>
                    <text:p text:style-name="P242">saving minutes in the case of an emergency could save a life</text:p>
                  </text:list-item>
                </text:list>
              </text:list-item>
              <text:list-item>
                <text:p text:style-name="P242">Share Item</text:p>
              </text:list-item>
              <text:list-item>
                <text:p text:style-name="P242">Travel</text:p>
              </text:list-item>
              <text:list-item>
                <text:p text:style-name="P242">Contact</text:p>
              </text:list-item>
              <text:list-item>
                <text:p text:style-name="P242">Relax / Do Nothing / Be Patient</text:p>
              </text:list-item>
              <text:list-item>
                <text:p text:style-name="P242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68</meta:editing-cycles>
    <dc:date>2014-01-17T11:42:19.414771168</dc:date>
    <meta:editing-duration>P10DT38M42S</meta:editing-duration>
    <meta:document-statistic meta:table-count="7" meta:image-count="0" meta:object-count="0" meta:page-count="1" meta:paragraph-count="1002" meta:word-count="6668" meta:character-count="42300" meta:non-whitespace-character-count="37353"/>
  </office:meta>
</office:document-meta>
</file>